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00123b05"/>
    </style:style>
    <style:style style:name="P8" style:family="paragraph" style:parent-style-name="Text_20_body">
      <style:text-properties fo:language="en" fo:country="US" officeooo:rsid="00165e77" officeooo:paragraph-rsid="00165e77"/>
    </style:style>
    <style:style style:name="P9" style:family="paragraph" style:parent-style-name="Text_20_body">
      <style:text-properties fo:language="en" fo:country="US" officeooo:rsid="0018fcd6" officeooo:paragraph-rsid="0018fcd6"/>
    </style:style>
    <style:style style:name="P10" style:family="paragraph" style:parent-style-name="Text_20_body">
      <style:text-properties fo:language="en" fo:country="US" officeooo:rsid="00138d94" officeooo:paragraph-rsid="00138d94"/>
    </style:style>
    <style:style style:name="P11" style:family="paragraph" style:parent-style-name="Text_20_body">
      <style:text-properties fo:language="en" fo:country="US" officeooo:rsid="001508de" officeooo:paragraph-rsid="001508de"/>
    </style:style>
    <style:style style:name="P12" style:family="paragraph" style:parent-style-name="Text_20_body">
      <style:text-properties fo:language="en" fo:country="US" officeooo:rsid="0018597b" officeooo:paragraph-rsid="0018597b"/>
    </style:style>
    <style:style style:name="P13" style:family="paragraph" style:parent-style-name="Text_20_body">
      <style:text-properties fo:language="en" fo:country="US" officeooo:rsid="001968b9" officeooo:paragraph-rsid="001968b9"/>
    </style:style>
    <style:style style:name="P14" style:family="paragraph" style:parent-style-name="Text_20_body">
      <style:text-properties fo:language="en" fo:country="US" officeooo:paragraph-rsid="001a36af"/>
    </style:style>
    <style:style style:name="P15" style:family="paragraph" style:parent-style-name="Text_20_body">
      <style:text-properties fo:language="en" fo:country="US" officeooo:rsid="001a36af" officeooo:paragraph-rsid="001e6a64"/>
    </style:style>
    <style:style style:name="P16" style:family="paragraph" style:parent-style-name="Text_20_body">
      <style:text-properties fo:language="en" fo:country="US" officeooo:rsid="0020e59f" officeooo:paragraph-rsid="00224cd4"/>
    </style:style>
    <style:style style:name="P17" style:family="paragraph" style:parent-style-name="Text_20_body">
      <style:text-properties fo:language="en" fo:country="US" officeooo:paragraph-rsid="00224cd4"/>
    </style:style>
    <style:style style:name="P18" style:family="paragraph" style:parent-style-name="Text_20_body">
      <style:text-properties fo:language="en" fo:country="US" officeooo:rsid="00238a2d" officeooo:paragraph-rsid="00238a2d"/>
    </style:style>
    <style:style style:name="P19" style:family="paragraph" style:parent-style-name="Text_20_body">
      <style:text-properties fo:language="en" fo:country="US" officeooo:rsid="00224cd4" officeooo:paragraph-rsid="00224cd4"/>
    </style:style>
    <style:style style:name="P20" style:family="paragraph" style:parent-style-name="Text_20_body">
      <style:text-properties fo:language="en" fo:country="US" officeooo:rsid="0030380c" officeooo:paragraph-rsid="00798b78"/>
    </style:style>
    <style:style style:name="P21" style:family="paragraph" style:parent-style-name="Text_20_body">
      <style:text-properties fo:language="en" fo:country="US" officeooo:rsid="0031d752" officeooo:paragraph-rsid="0031d752"/>
    </style:style>
    <style:style style:name="P22" style:family="paragraph" style:parent-style-name="Text_20_body">
      <style:text-properties fo:language="en" fo:country="US" officeooo:rsid="0031d752" officeooo:paragraph-rsid="00798b78"/>
    </style:style>
    <style:style style:name="P23" style:family="paragraph" style:parent-style-name="Text_20_body">
      <style:text-properties fo:language="en" fo:country="US" officeooo:rsid="003d4953" officeooo:paragraph-rsid="003d4953"/>
    </style:style>
    <style:style style:name="P24" style:family="paragraph" style:parent-style-name="Text_20_body">
      <style:text-properties fo:language="en" fo:country="US" officeooo:rsid="003d4953" officeooo:paragraph-rsid="00403782"/>
    </style:style>
    <style:style style:name="P25" style:family="paragraph" style:parent-style-name="Text_20_body">
      <style:text-properties fo:language="en" fo:country="US" officeooo:rsid="003d4953" officeooo:paragraph-rsid="00523243"/>
    </style:style>
    <style:style style:name="P26" style:family="paragraph" style:parent-style-name="Text_20_body">
      <style:text-properties fo:language="en" fo:country="US" officeooo:rsid="003e071e" officeooo:paragraph-rsid="003e071e"/>
    </style:style>
    <style:style style:name="P27" style:family="paragraph" style:parent-style-name="Text_20_body">
      <style:text-properties fo:language="en" fo:country="US" officeooo:rsid="003c1b14" officeooo:paragraph-rsid="003c1b14"/>
    </style:style>
    <style:style style:name="P28" style:family="paragraph" style:parent-style-name="Text_20_body">
      <style:text-properties fo:language="en" fo:country="US" officeooo:rsid="00403782" officeooo:paragraph-rsid="00403782"/>
    </style:style>
    <style:style style:name="P29" style:family="paragraph" style:parent-style-name="Text_20_body">
      <style:text-properties fo:language="en" fo:country="US" officeooo:rsid="0041571f" officeooo:paragraph-rsid="0041571f"/>
    </style:style>
    <style:style style:name="P30" style:family="paragraph" style:parent-style-name="Text_20_body">
      <style:text-properties fo:language="en" fo:country="US" officeooo:rsid="004645e3" officeooo:paragraph-rsid="004645e3"/>
    </style:style>
    <style:style style:name="P31" style:family="paragraph" style:parent-style-name="Text_20_body">
      <style:text-properties fo:language="en" fo:country="US" officeooo:rsid="0047ce26" officeooo:paragraph-rsid="0047ce26"/>
    </style:style>
    <style:style style:name="P32" style:family="paragraph" style:parent-style-name="Text_20_body">
      <style:text-properties fo:language="en" fo:country="US" officeooo:rsid="004982b4" officeooo:paragraph-rsid="004b08e3"/>
    </style:style>
    <style:style style:name="P33" style:family="paragraph" style:parent-style-name="Text_20_body">
      <style:text-properties fo:language="en" fo:country="US" officeooo:rsid="004b08e3" officeooo:paragraph-rsid="004e38c3"/>
    </style:style>
    <style:style style:name="P34" style:family="paragraph" style:parent-style-name="Text_20_body">
      <style:text-properties fo:language="en" fo:country="US" officeooo:rsid="004c0dd7" officeooo:paragraph-rsid="004d59f3"/>
    </style:style>
    <style:style style:name="P35" style:family="paragraph" style:parent-style-name="Text_20_body">
      <style:text-properties fo:language="en" fo:country="US" officeooo:rsid="004e38c3" officeooo:paragraph-rsid="004e38c3"/>
    </style:style>
    <style:style style:name="P36" style:family="paragraph" style:parent-style-name="Text_20_body">
      <style:text-properties fo:language="en" fo:country="US" officeooo:rsid="0051ecca" officeooo:paragraph-rsid="0051ecca"/>
    </style:style>
    <style:style style:name="P37" style:family="paragraph" style:parent-style-name="Text_20_body">
      <style:text-properties fo:language="en" fo:country="US" officeooo:rsid="00553673" officeooo:paragraph-rsid="00553673"/>
    </style:style>
    <style:style style:name="P38" style:family="paragraph" style:parent-style-name="Text_20_body">
      <style:text-properties fo:language="en" fo:country="US" officeooo:rsid="0058de81" officeooo:paragraph-rsid="0058de81"/>
    </style:style>
    <style:style style:name="P39" style:family="paragraph" style:parent-style-name="Text_20_body">
      <style:text-properties fo:language="en" fo:country="US" officeooo:rsid="0059e783" officeooo:paragraph-rsid="0059e783"/>
    </style:style>
    <style:style style:name="P40" style:family="paragraph" style:parent-style-name="Text_20_body">
      <style:text-properties fo:language="en" fo:country="US" officeooo:rsid="005b2dc5" officeooo:paragraph-rsid="005b2dc5"/>
    </style:style>
    <style:style style:name="P41" style:family="paragraph" style:parent-style-name="Text_20_body">
      <style:text-properties fo:language="en" fo:country="US" officeooo:rsid="005cbae6" officeooo:paragraph-rsid="005cbae6"/>
    </style:style>
    <style:style style:name="P42" style:family="paragraph" style:parent-style-name="Text_20_body">
      <style:text-properties fo:language="en" fo:country="US" officeooo:rsid="005da713" officeooo:paragraph-rsid="005da713"/>
    </style:style>
    <style:style style:name="P43" style:family="paragraph" style:parent-style-name="Text_20_body">
      <style:text-properties fo:language="en" fo:country="US" officeooo:rsid="005e21f4" officeooo:paragraph-rsid="005e21f4"/>
    </style:style>
    <style:style style:name="P44" style:family="paragraph" style:parent-style-name="Text_20_body">
      <style:text-properties fo:language="en" fo:country="US" officeooo:rsid="005ec26d" officeooo:paragraph-rsid="005ec26d"/>
    </style:style>
    <style:style style:name="P45" style:family="paragraph" style:parent-style-name="Text_20_body">
      <style:text-properties fo:language="en" fo:country="US" officeooo:rsid="006fb34e" officeooo:paragraph-rsid="0073ebf9"/>
    </style:style>
    <style:style style:name="P46" style:family="paragraph" style:parent-style-name="Text_20_body">
      <style:text-properties fo:language="en" fo:country="US" officeooo:rsid="00798b78" officeooo:paragraph-rsid="00798b78"/>
    </style:style>
    <style:style style:name="P47" style:family="paragraph" style:parent-style-name="Text_20_body">
      <style:text-properties fo:language="en" fo:country="US" officeooo:rsid="0073ebf9" officeooo:paragraph-rsid="0073ebf9"/>
    </style:style>
    <style:style style:name="P48" style:family="paragraph" style:parent-style-name="Text_20_body">
      <style:text-properties fo:language="en" fo:country="US" officeooo:rsid="00844b5e" officeooo:paragraph-rsid="00844b5e" fo:background-color="#ffff00"/>
    </style:style>
    <style:style style:name="P49" style:family="paragraph" style:parent-style-name="Text_20_body">
      <style:text-properties fo:language="en" fo:country="US" officeooo:paragraph-rsid="00817f44"/>
    </style:style>
    <style:style style:name="P50" style:family="paragraph" style:parent-style-name="Text_20_body">
      <style:text-properties fo:language="en" fo:country="US" officeooo:rsid="00844b5e" officeooo:paragraph-rsid="00844b5e"/>
    </style:style>
    <style:style style:name="P51" style:family="paragraph" style:parent-style-name="Text_20_body">
      <style:text-properties fo:language="en" fo:country="US" officeooo:paragraph-rsid="00844b5e"/>
    </style:style>
    <style:style style:name="P52" style:family="paragraph" style:parent-style-name="Text_20_body">
      <style:text-properties officeooo:rsid="00138d94" officeooo:paragraph-rsid="00138d94"/>
    </style:style>
    <style:style style:name="P53" style:family="paragraph" style:parent-style-name="Text_20_body">
      <style:text-properties officeooo:rsid="00138d94" officeooo:paragraph-rsid="001508de"/>
    </style:style>
    <style:style style:name="P54" style:family="paragraph" style:parent-style-name="Text_20_body">
      <style:text-properties officeooo:rsid="001508de" officeooo:paragraph-rsid="001508de"/>
    </style:style>
    <style:style style:name="P55" style:family="paragraph" style:parent-style-name="Text_20_body">
      <style:text-properties officeooo:rsid="00264d2d" officeooo:paragraph-rsid="00264d2d"/>
    </style:style>
    <style:style style:name="P56" style:family="paragraph" style:parent-style-name="Text_20_body">
      <style:text-properties officeooo:rsid="00283cc1" officeooo:paragraph-rsid="00283cc1"/>
    </style:style>
    <style:style style:name="P57" style:family="paragraph" style:parent-style-name="Text_20_body">
      <style:text-properties officeooo:rsid="0039070b" officeooo:paragraph-rsid="0039070b"/>
    </style:style>
    <style:style style:name="P58" style:family="paragraph" style:parent-style-name="Text_20_body">
      <style:text-properties officeooo:rsid="003c1b14" officeooo:paragraph-rsid="003c1b14"/>
    </style:style>
    <style:style style:name="P59" style:family="paragraph" style:parent-style-name="Text_20_body">
      <style:text-properties officeooo:rsid="00614c69" officeooo:paragraph-rsid="00614c69"/>
    </style:style>
    <style:style style:name="P60" style:family="paragraph" style:parent-style-name="Text_20_body">
      <style:text-properties officeooo:rsid="0031d752" officeooo:paragraph-rsid="0031d752"/>
    </style:style>
    <style:style style:name="P61" style:family="paragraph" style:parent-style-name="Text_20_body">
      <style:text-properties officeooo:rsid="007edad5" officeooo:paragraph-rsid="007edad5"/>
    </style:style>
    <style:style style:name="P62" style:family="paragraph" style:parent-style-name="Text_20_body">
      <style:text-properties officeooo:rsid="007edad5" officeooo:paragraph-rsid="007eebc4"/>
    </style:style>
    <style:style style:name="P63" style:family="paragraph" style:parent-style-name="Text_20_body">
      <style:text-properties fo:font-weight="normal" officeooo:rsid="00874c2f" officeooo:paragraph-rsid="00874c2f" style:font-weight-asian="normal" style:font-weight-complex="normal"/>
    </style:style>
    <style:style style:name="P64" style:family="paragraph" style:parent-style-name="Text_20_body">
      <style:text-properties officeooo:rsid="009640e2" officeooo:paragraph-rsid="009640e2"/>
    </style:style>
    <style:style style:name="P65" style:family="paragraph" style:parent-style-name="Text_20_body">
      <style:text-properties officeooo:rsid="009640e2" officeooo:paragraph-rsid="00998138"/>
    </style:style>
    <style:style style:name="P66" style:family="paragraph" style:parent-style-name="Text_20_body">
      <style:paragraph-properties fo:margin-left="1.245cm" fo:margin-right="0cm" fo:text-indent="0cm" style:auto-text-indent="false"/>
      <style:text-properties officeooo:rsid="00264d2d" officeooo:paragraph-rsid="00264d2d"/>
    </style:style>
    <style:style style:name="P67" style:family="paragraph" style:parent-style-name="Text_20_body">
      <style:paragraph-properties fo:margin-left="1.245cm" fo:margin-right="0cm" fo:text-indent="0cm" style:auto-text-indent="false"/>
      <style:text-properties officeooo:rsid="00264d2d" officeooo:paragraph-rsid="00283cc1"/>
    </style:style>
    <style:style style:name="P68" style:family="paragraph" style:parent-style-name="Text_20_body">
      <style:paragraph-properties fo:margin-left="1.245cm" fo:margin-right="0cm" fo:text-indent="0cm" style:auto-text-indent="false"/>
      <style:text-properties officeooo:rsid="00264d2d" officeooo:paragraph-rsid="002a3552"/>
    </style:style>
    <style:style style:name="P69" style:family="paragraph" style:parent-style-name="Text_20_body">
      <style:paragraph-properties fo:margin-left="1.245cm" fo:margin-right="0cm" fo:text-indent="0cm" style:auto-text-indent="false"/>
      <style:text-properties officeooo:rsid="00264d2d" officeooo:paragraph-rsid="003c1b14"/>
    </style:style>
    <style:style style:name="P70" style:family="paragraph" style:parent-style-name="Text_20_body">
      <style:paragraph-properties fo:margin-left="1.245cm" fo:margin-right="0cm" fo:text-indent="0cm" style:auto-text-indent="false"/>
      <style:text-properties officeooo:rsid="00264d2d" officeooo:paragraph-rsid="00614c69"/>
    </style:style>
    <style:style style:name="P71" style:family="paragraph" style:parent-style-name="Text_20_body">
      <style:paragraph-properties fo:margin-left="1.245cm" fo:margin-right="0cm" fo:text-indent="0cm" style:auto-text-indent="false"/>
      <style:text-properties officeooo:rsid="003c1b14" officeooo:paragraph-rsid="003c1b14"/>
    </style:style>
    <style:style style:name="P72" style:family="paragraph" style:parent-style-name="Text_20_body">
      <style:paragraph-properties fo:margin-left="0cm" fo:margin-right="0cm" fo:text-indent="0cm" style:auto-text-indent="false"/>
      <style:text-properties officeooo:rsid="00264d2d" officeooo:paragraph-rsid="00264d2d"/>
    </style:style>
    <style:style style:name="P73" style:family="paragraph" style:parent-style-name="Text_20_body">
      <style:paragraph-properties fo:margin-left="0cm" fo:margin-right="0cm" fo:text-indent="0cm" style:auto-text-indent="false"/>
      <style:text-properties officeooo:rsid="002804d8" officeooo:paragraph-rsid="002804d8"/>
    </style:style>
    <style:style style:name="P74" style:family="paragraph" style:parent-style-name="Text_20_body">
      <style:paragraph-properties fo:margin-left="0cm" fo:margin-right="0cm" fo:text-indent="0cm" style:auto-text-indent="false"/>
      <style:text-properties officeooo:rsid="002804d8" officeooo:paragraph-rsid="00282c77"/>
    </style:style>
    <style:style style:name="P75" style:family="paragraph" style:parent-style-name="Text_20_body">
      <style:paragraph-properties fo:margin-left="0cm" fo:margin-right="0cm" fo:text-indent="0cm" style:auto-text-indent="false"/>
      <style:text-properties officeooo:rsid="00282c77" officeooo:paragraph-rsid="00282c77"/>
    </style:style>
    <style:style style:name="P76" style:family="paragraph" style:parent-style-name="Text_20_body">
      <style:paragraph-properties fo:margin-left="0cm" fo:margin-right="0cm" fo:text-indent="0cm" style:auto-text-indent="false"/>
      <style:text-properties officeooo:rsid="00283cc1" officeooo:paragraph-rsid="00283cc1"/>
    </style:style>
    <style:style style:name="P77" style:family="paragraph" style:parent-style-name="Text_20_body">
      <style:paragraph-properties fo:margin-left="0cm" fo:margin-right="0cm" fo:text-indent="0cm" style:auto-text-indent="false"/>
      <style:text-properties officeooo:rsid="00295d63" officeooo:paragraph-rsid="00295d63"/>
    </style:style>
    <style:style style:name="P78" style:family="paragraph" style:parent-style-name="Text_20_body">
      <style:paragraph-properties fo:margin-left="0cm" fo:margin-right="0cm" fo:text-indent="0cm" style:auto-text-indent="false"/>
      <style:text-properties officeooo:rsid="002a3552" officeooo:paragraph-rsid="002a3552"/>
    </style:style>
    <style:style style:name="P79" style:family="paragraph" style:parent-style-name="Text_20_body">
      <style:paragraph-properties fo:margin-left="0cm" fo:margin-right="0cm" fo:text-indent="0cm" style:auto-text-indent="false"/>
      <style:text-properties officeooo:rsid="002a79cd" officeooo:paragraph-rsid="002a79cd"/>
    </style:style>
    <style:style style:name="P80" style:family="paragraph" style:parent-style-name="Text_20_body">
      <style:paragraph-properties fo:margin-left="0cm" fo:margin-right="0cm" fo:text-indent="0cm" style:auto-text-indent="false"/>
      <style:text-properties officeooo:rsid="002cd546" officeooo:paragraph-rsid="002cd546"/>
    </style:style>
    <style:style style:name="P81" style:family="paragraph" style:parent-style-name="Text_20_body">
      <style:paragraph-properties fo:margin-left="0cm" fo:margin-right="0cm" fo:text-indent="0cm" style:auto-text-indent="false"/>
      <style:text-properties officeooo:rsid="002e6634" officeooo:paragraph-rsid="002e6634"/>
    </style:style>
    <style:style style:name="P82" style:family="paragraph" style:parent-style-name="Text_20_body">
      <style:paragraph-properties fo:margin-left="0cm" fo:margin-right="0cm" fo:text-indent="0cm" style:auto-text-indent="false"/>
      <style:text-properties officeooo:rsid="00314b6d" officeooo:paragraph-rsid="00314b6d"/>
    </style:style>
    <style:style style:name="P83" style:family="paragraph" style:parent-style-name="Text_20_body">
      <style:paragraph-properties fo:margin-left="0cm" fo:margin-right="0cm" fo:text-indent="0cm" style:auto-text-indent="false"/>
      <style:text-properties officeooo:rsid="0031d752" officeooo:paragraph-rsid="0031d752"/>
    </style:style>
    <style:style style:name="P84" style:family="paragraph" style:parent-style-name="Text_20_body">
      <style:paragraph-properties fo:margin-left="0cm" fo:margin-right="0cm" fo:text-indent="0cm" style:auto-text-indent="false"/>
      <style:text-properties officeooo:rsid="00335c6c" officeooo:paragraph-rsid="00335c6c"/>
    </style:style>
    <style:style style:name="P85" style:family="paragraph" style:parent-style-name="Text_20_body">
      <style:paragraph-properties fo:margin-left="0cm" fo:margin-right="0cm" fo:text-indent="0cm" style:auto-text-indent="false"/>
      <style:text-properties officeooo:rsid="00335c6c" officeooo:paragraph-rsid="0035f8d2"/>
    </style:style>
    <style:style style:name="P86" style:family="paragraph" style:parent-style-name="Text_20_body">
      <style:paragraph-properties fo:margin-left="0cm" fo:margin-right="0cm" fo:text-indent="0cm" style:auto-text-indent="false"/>
      <style:text-properties officeooo:rsid="00364a08" officeooo:paragraph-rsid="00364a08"/>
    </style:style>
    <style:style style:name="P87" style:family="paragraph" style:parent-style-name="Text_20_body">
      <style:paragraph-properties fo:margin-left="0cm" fo:margin-right="0cm" fo:text-indent="0cm" style:auto-text-indent="false"/>
      <style:text-properties officeooo:rsid="00364a08" officeooo:paragraph-rsid="0036d288"/>
    </style:style>
    <style:style style:name="P88" style:family="paragraph" style:parent-style-name="Text_20_body">
      <style:paragraph-properties fo:margin-left="0cm" fo:margin-right="0cm" fo:text-indent="0cm" style:auto-text-indent="false"/>
      <style:text-properties officeooo:rsid="00614c69" officeooo:paragraph-rsid="00614c69"/>
    </style:style>
    <style:style style:name="P89" style:family="paragraph" style:parent-style-name="Text_20_body">
      <style:paragraph-properties fo:margin-left="0cm" fo:margin-right="0cm" fo:text-indent="0cm" style:auto-text-indent="false"/>
      <style:text-properties officeooo:rsid="0061eb86" officeooo:paragraph-rsid="0061eb86"/>
    </style:style>
    <style:style style:name="P90" style:family="paragraph" style:parent-style-name="Text_20_body">
      <style:paragraph-properties fo:margin-left="0cm" fo:margin-right="0cm" fo:text-indent="0cm" style:auto-text-indent="false"/>
      <style:text-properties officeooo:rsid="0061eb86" officeooo:paragraph-rsid="0062861d"/>
    </style:style>
    <style:style style:name="P91" style:family="paragraph" style:parent-style-name="Text_20_body">
      <style:paragraph-properties fo:margin-left="0cm" fo:margin-right="0cm" fo:text-indent="0cm" style:auto-text-indent="false"/>
      <style:text-properties officeooo:rsid="0061eb86" officeooo:paragraph-rsid="0065d0ff"/>
    </style:style>
    <style:style style:name="P92" style:family="paragraph" style:parent-style-name="Text_20_body">
      <style:paragraph-properties fo:margin-left="0cm" fo:margin-right="0cm" fo:text-indent="0cm" style:auto-text-indent="false"/>
      <style:text-properties officeooo:rsid="0062861d" officeooo:paragraph-rsid="0063175a"/>
    </style:style>
    <style:style style:name="P93" style:family="paragraph" style:parent-style-name="Text_20_body">
      <style:paragraph-properties fo:margin-left="0cm" fo:margin-right="0cm" fo:text-indent="0cm" style:auto-text-indent="false"/>
      <style:text-properties officeooo:rsid="0063175a" officeooo:paragraph-rsid="0063175a"/>
    </style:style>
    <style:style style:name="P94" style:family="paragraph" style:parent-style-name="Text_20_body">
      <style:paragraph-properties fo:margin-left="0cm" fo:margin-right="0cm" fo:text-indent="0cm" style:auto-text-indent="false"/>
      <style:text-properties officeooo:rsid="0063175a" officeooo:paragraph-rsid="006479e9"/>
    </style:style>
    <style:style style:name="P95" style:family="paragraph" style:parent-style-name="Text_20_body">
      <style:paragraph-properties fo:margin-left="0cm" fo:margin-right="0cm" fo:text-indent="0cm" style:auto-text-indent="false"/>
      <style:text-properties officeooo:rsid="006479e9" officeooo:paragraph-rsid="006479e9"/>
    </style:style>
    <style:style style:name="P96" style:family="paragraph" style:parent-style-name="Text_20_body">
      <style:paragraph-properties fo:margin-left="0cm" fo:margin-right="0cm" fo:text-indent="0cm" style:auto-text-indent="false"/>
      <style:text-properties officeooo:rsid="0065cf0c" officeooo:paragraph-rsid="0065cf0c"/>
    </style:style>
    <style:style style:name="P97" style:family="paragraph" style:parent-style-name="Text_20_body">
      <style:paragraph-properties fo:margin-left="0cm" fo:margin-right="0cm" fo:text-indent="0cm" style:auto-text-indent="false"/>
      <style:text-properties officeooo:rsid="0065d0ff" officeooo:paragraph-rsid="0065d0ff"/>
    </style:style>
    <style:style style:name="P98" style:family="paragraph" style:parent-style-name="Text_20_body">
      <style:paragraph-properties fo:margin-left="0cm" fo:margin-right="0cm" fo:text-indent="0cm" style:auto-text-indent="false"/>
      <style:text-properties officeooo:rsid="00677f18" officeooo:paragraph-rsid="00677f18"/>
    </style:style>
    <style:style style:name="P99" style:family="paragraph" style:parent-style-name="Text_20_body">
      <style:paragraph-properties fo:margin-left="0cm" fo:margin-right="0cm" fo:text-indent="0cm" style:auto-text-indent="false"/>
      <style:text-properties officeooo:rsid="0068c9ec" officeooo:paragraph-rsid="0068c9ec"/>
    </style:style>
    <style:style style:name="P100" style:family="paragraph" style:parent-style-name="Text_20_body">
      <style:paragraph-properties fo:margin-left="0cm" fo:margin-right="0cm" fo:text-indent="0cm" style:auto-text-indent="false"/>
      <style:text-properties officeooo:rsid="0068c9ec" officeooo:paragraph-rsid="006a8d73"/>
    </style:style>
    <style:style style:name="P101" style:family="paragraph" style:parent-style-name="Text_20_body">
      <style:paragraph-properties fo:margin-left="0cm" fo:margin-right="0cm" fo:text-indent="0cm" style:auto-text-indent="false"/>
      <style:text-properties officeooo:rsid="006a8d73" officeooo:paragraph-rsid="006bd283"/>
    </style:style>
    <style:style style:name="P102" style:family="paragraph" style:parent-style-name="Text_20_body">
      <style:paragraph-properties fo:background-color="#ffff00">
        <style:background-image/>
      </style:paragraph-properties>
      <style:text-properties officeooo:rsid="0075d0f4" officeooo:paragraph-rsid="0075d0f4"/>
    </style:style>
    <style:style style:name="P103" style:family="paragraph" style:parent-style-name="Text_20_body">
      <style:paragraph-properties fo:background-color="#ffff00">
        <style:background-image/>
      </style:paragraph-properties>
      <style:text-properties officeooo:rsid="00768957" officeooo:paragraph-rsid="00768957"/>
    </style:style>
    <style:style style:name="P104" style:family="paragraph" style:parent-style-name="Text_20_body">
      <style:paragraph-properties fo:background-color="#ffff00">
        <style:background-image/>
      </style:paragraph-properties>
      <style:text-properties officeooo:rsid="0077fb02" officeooo:paragraph-rsid="0077fb02"/>
    </style:style>
    <style:style style:name="P105" style:family="paragraph" style:parent-style-name="Text_20_body">
      <style:paragraph-properties fo:background-color="#ffff00">
        <style:background-image/>
      </style:paragraph-properties>
      <style:text-properties officeooo:paragraph-rsid="00798b78"/>
    </style:style>
    <style:style style:name="P106" style:family="paragraph" style:parent-style-name="Text_20_body">
      <style:paragraph-properties fo:background-color="#ffff00">
        <style:background-image/>
      </style:paragraph-properties>
      <style:text-properties fo:language="en" fo:country="US" officeooo:paragraph-rsid="00798b78"/>
    </style:style>
    <style:style style:name="P107" style:family="paragraph" style:parent-style-name="Heading_20_2">
      <style:text-properties fo:language="en" fo:country="US"/>
    </style:style>
    <style:style style:name="P108" style:family="paragraph" style:parent-style-name="Heading_20_2">
      <style:text-properties fo:language="en" fo:country="US" officeooo:paragraph-rsid="00123b05"/>
    </style:style>
    <style:style style:name="P109" style:family="paragraph" style:parent-style-name="Heading_20_2">
      <style:text-properties officeooo:rsid="00264d2d"/>
    </style:style>
    <style:style style:name="P110" style:family="paragraph" style:parent-style-name="Heading_20_1" style:list-style-name="">
      <style:text-properties officeooo:paragraph-rsid="00123b05"/>
    </style:style>
    <style:style style:name="P111" style:family="paragraph" style:parent-style-name="Heading_20_1" style:list-style-name="">
      <style:text-properties fo:language="en" fo:country="US" officeooo:rsid="0088a29d" officeooo:paragraph-rsid="0088a29d"/>
    </style:style>
    <style:style style:name="P112" style:family="paragraph" style:parent-style-name="Heading_20_1" style:list-style-name="">
      <style:text-properties fo:language="en" fo:country="US" officeooo:paragraph-rsid="00283cc1"/>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fo:language="en" fo:country="US"/>
    </style:style>
    <style:style style:name="P115" style:family="paragraph" style:parent-style-name="Heading_20_1">
      <style:paragraph-properties fo:break-before="page"/>
      <style:text-properties fo:language="en" fo:country="US" officeooo:paragraph-rsid="0088a29d"/>
    </style:style>
    <style:style style:name="P116" style:family="paragraph" style:parent-style-name="Heading_20_1">
      <style:paragraph-properties fo:break-before="page"/>
      <style:text-properties fo:language="en" fo:country="US" officeooo:rsid="007edad5" officeooo:paragraph-rsid="007edad5"/>
    </style:style>
    <style:style style:name="P117" style:family="paragraph" style:parent-style-name="Heading_20_1" style:list-style-name="">
      <style:paragraph-properties fo:break-before="page"/>
      <style:text-properties fo:language="en" fo:country="US"/>
    </style:style>
    <style:style style:name="P118" style:family="paragraph" style:parent-style-name="Heading_20_1">
      <style:paragraph-properties fo:break-before="page"/>
      <style:text-properties fo:language="en" fo:country="US" officeooo:paragraph-rsid="00798b78"/>
    </style:style>
    <style:style style:name="P119" style:family="paragraph" style:parent-style-name="Heading_20_1">
      <style:paragraph-properties fo:break-before="page"/>
      <style:text-properties fo:language="en" fo:country="US" officeooo:paragraph-rsid="00283cc1" fo:background-color="#ffff00"/>
    </style:style>
    <style:style style:name="P120" style:family="paragraph" style:parent-style-name="Heading_20_1">
      <style:paragraph-properties fo:break-before="page"/>
      <style:text-properties officeooo:paragraph-rsid="00123b05"/>
    </style:style>
    <style:style style:name="P121" style:family="paragraph" style:parent-style-name="Text_20_body" style:list-style-name="">
      <style:text-properties fo:language="en" fo:country="US" officeooo:rsid="0088a29d" officeooo:paragraph-rsid="0088a29d"/>
    </style:style>
    <style:style style:name="P122" style:family="paragraph" style:parent-style-name="Text_20_body" style:list-style-name="">
      <style:text-properties fo:language="en" fo:country="US" officeooo:rsid="0088a29d" officeooo:paragraph-rsid="008b7e61"/>
    </style:style>
    <style:style style:name="P123" style:family="paragraph" style:parent-style-name="Text_20_body" style:list-style-name="L1">
      <style:text-properties fo:language="en" fo:country="US"/>
    </style:style>
    <style:style style:name="P124" style:family="paragraph" style:parent-style-name="Text_20_body" style:list-style-name="L1">
      <style:text-properties fo:language="en" fo:country="US" officeooo:paragraph-rsid="00123b05"/>
    </style:style>
    <style:style style:name="P125" style:family="paragraph" style:parent-style-name="Text_20_body" style:list-style-name="L2">
      <style:text-properties fo:language="en" fo:country="US"/>
    </style:style>
    <style:style style:name="P126" style:family="paragraph" style:parent-style-name="Text_20_body" style:list-style-name="L2">
      <style:text-properties fo:language="en" fo:country="US" officeooo:paragraph-rsid="006db444"/>
    </style:style>
    <style:style style:name="P127" style:family="paragraph" style:parent-style-name="Text_20_body" style:list-style-name="L3">
      <style:text-properties fo:language="en" fo:country="US" officeooo:rsid="0072e75e" officeooo:paragraph-rsid="0073ebf9"/>
    </style:style>
    <style:style style:name="P128" style:family="paragraph" style:parent-style-name="Text_20_body" style:list-style-name="">
      <style:text-properties fo:language="en" fo:country="US"/>
    </style:style>
    <style:style style:name="P129" style:family="paragraph" style:parent-style-name="Text_20_body" style:list-style-name="">
      <style:text-properties fo:language="en" fo:country="US" officeooo:paragraph-rsid="008d7382"/>
    </style:style>
    <style:style style:name="P130" style:family="paragraph" style:parent-style-name="Text_20_body" style:list-style-name="">
      <style:text-properties fo:language="en" fo:country="US" officeooo:paragraph-rsid="008f0908"/>
    </style:style>
    <style:style style:name="P131" style:family="paragraph" style:parent-style-name="Text_20_body" style:list-style-name="">
      <style:text-properties fo:language="en" fo:country="US" officeooo:paragraph-rsid="008fb7c8"/>
    </style:style>
    <style:style style:name="P132" style:family="paragraph" style:parent-style-name="Text_20_body" style:list-style-name="L5">
      <style:text-properties fo:language="en" fo:country="US"/>
    </style:style>
    <style:style style:name="P133" style:family="paragraph" style:parent-style-name="Text_20_body" style:list-style-name="L5">
      <style:text-properties fo:language="en" fo:country="US" officeooo:paragraph-rsid="0018fcd6"/>
    </style:style>
    <style:style style:name="P134" style:family="paragraph" style:parent-style-name="Text_20_body" style:list-style-name="L6">
      <style:text-properties fo:language="en" fo:country="US"/>
    </style:style>
    <style:style style:name="P135" style:family="paragraph" style:parent-style-name="Text_20_body" style:list-style-name="L6">
      <style:text-properties fo:language="en" fo:country="US" officeooo:rsid="00929647" officeooo:paragraph-rsid="00929647"/>
    </style:style>
    <style:style style:name="P136" style:family="paragraph" style:parent-style-name="Text_20_body" style:list-style-name="">
      <style:text-properties fo:language="en" fo:country="US" officeooo:rsid="00929647" officeooo:paragraph-rsid="00929647"/>
    </style:style>
    <style:style style:name="P137" style:family="paragraph" style:parent-style-name="Text_20_body" style:list-style-name="">
      <style:text-properties fo:language="en" fo:country="US" officeooo:rsid="0094367c" officeooo:paragraph-rsid="0094367c"/>
    </style:style>
    <style:style style:name="P138" style:family="paragraph" style:parent-style-name="Text_20_body" style:list-style-name="">
      <style:text-properties fo:language="en" fo:country="US" officeooo:rsid="0094367c" officeooo:paragraph-rsid="0094d5e0"/>
    </style:style>
    <style:style style:name="P139" style:family="paragraph" style:parent-style-name="Text_20_body" style:list-style-name="">
      <style:text-properties fo:language="en" fo:country="US" officeooo:rsid="0094d5e0" officeooo:paragraph-rsid="0094d5e0"/>
    </style:style>
    <style:style style:name="P140" style:family="paragraph" style:parent-style-name="Text_20_body" style:list-style-name="L7">
      <style:text-properties fo:language="en" fo:country="US" officeooo:rsid="0094d5e0" officeooo:paragraph-rsid="0094d5e0"/>
    </style:style>
    <style:style style:name="P141" style:family="paragraph" style:parent-style-name="Text_20_body" style:list-style-name="">
      <style:text-properties fo:language="en" fo:country="US" officeooo:rsid="0095cbcf" officeooo:paragraph-rsid="0095cbcf"/>
    </style:style>
    <style:style style:name="P142" style:family="paragraph" style:parent-style-name="Text_20_body" style:list-style-name="">
      <style:text-properties fo:language="en" fo:country="US" officeooo:rsid="00844b5e" officeooo:paragraph-rsid="0095cbcf" fo:background-color="#ffff00"/>
    </style:style>
    <style:style style:name="P143" style:family="paragraph" style:parent-style-name="Text_20_body" style:list-style-name="">
      <style:text-properties fo:language="en" fo:country="US" officeooo:rsid="0095cbcf" officeooo:paragraph-rsid="0095cbcf" fo:background-color="#ffff00"/>
    </style:style>
    <style:style style:name="P144" style:family="paragraph" style:parent-style-name="Text_20_body" style:list-style-name="L13">
      <style:text-properties fo:language="en" fo:country="US" officeooo:paragraph-rsid="001968b9" fo:background-color="#ffff00"/>
    </style:style>
    <style:style style:name="P145" style:family="paragraph" style:parent-style-name="Text_20_body" style:list-style-name="L13">
      <style:text-properties fo:language="en" fo:country="US" officeooo:rsid="001968b9" officeooo:paragraph-rsid="001968b9" fo:background-color="#ffff00"/>
    </style:style>
    <style:style style:name="P146" style:family="paragraph" style:parent-style-name="Text_20_body" style:list-style-name="L13">
      <style:text-properties fo:language="en" fo:country="US" officeooo:rsid="0030380c" officeooo:paragraph-rsid="0030380c" fo:background-color="#ffff00"/>
    </style:style>
    <style:style style:name="P147" style:family="paragraph" style:parent-style-name="Text_20_body" style:list-style-name="L13">
      <style:text-properties fo:language="en" fo:country="US" officeooo:rsid="0030380c" officeooo:paragraph-rsid="0037c55c" fo:background-color="#ffff00"/>
    </style:style>
    <style:style style:name="P148" style:family="paragraph" style:parent-style-name="Text_20_body" style:list-style-name="L13">
      <style:text-properties fo:language="en" fo:country="US" officeooo:rsid="00306120" officeooo:paragraph-rsid="00306120" fo:background-color="#ffff00"/>
    </style:style>
    <style:style style:name="P149" style:family="paragraph" style:parent-style-name="Text_20_body" style:list-style-name="L13">
      <style:text-properties fo:language="en" fo:country="US" officeooo:rsid="0037c55c" officeooo:paragraph-rsid="0037c55c" fo:background-color="#ffff00"/>
    </style:style>
    <style:style style:name="P150" style:family="paragraph" style:parent-style-name="Text_20_body" style:list-style-name="L10">
      <style:text-properties fo:language="en" fo:country="US" officeooo:rsid="004e38c3" officeooo:paragraph-rsid="004e38c3"/>
    </style:style>
    <style:style style:name="P151" style:family="paragraph" style:parent-style-name="Text_20_body" style:list-style-name="L10">
      <style:text-properties fo:language="en" fo:country="US" officeooo:rsid="004e6a52" officeooo:paragraph-rsid="004e6a52"/>
    </style:style>
    <style:style style:name="P152" style:family="paragraph" style:parent-style-name="Text_20_body" style:list-style-name="L11">
      <style:text-properties fo:language="en" fo:country="US" officeooo:rsid="0058de81" officeooo:paragraph-rsid="0058de81"/>
    </style:style>
    <style:style style:name="P153" style:family="paragraph" style:parent-style-name="Text_20_body" style:list-style-name="L12">
      <style:text-properties fo:language="en" fo:country="US" officeooo:rsid="0024fa38" officeooo:paragraph-rsid="0024fa38"/>
    </style:style>
    <style:style style:name="P154" style:family="paragraph" style:parent-style-name="Text_20_body" style:list-style-name="L1">
      <style:text-properties officeooo:paragraph-rsid="00123b05"/>
    </style:style>
    <style:style style:name="P155" style:family="paragraph" style:parent-style-name="Text_20_body" style:list-style-name="L2"/>
    <style:style style:name="P156" style:family="paragraph" style:parent-style-name="Text_20_body" style:list-style-name="L3">
      <style:text-properties officeooo:paragraph-rsid="0073ebf9"/>
    </style:style>
    <style:style style:name="P157" style:family="paragraph" style:parent-style-name="Text_20_body" style:list-style-name="L3">
      <style:text-properties officeooo:rsid="0073ebf9" officeooo:paragraph-rsid="0073ebf9"/>
    </style:style>
    <style:style style:name="P158" style:family="paragraph" style:parent-style-name="Text_20_body" style:list-style-name="L4">
      <style:text-properties officeooo:paragraph-rsid="00859060"/>
    </style:style>
    <style:style style:name="P159" style:family="paragraph" style:parent-style-name="Text_20_body" style:list-style-name="L4">
      <style:text-properties officeooo:paragraph-rsid="00874c2f"/>
    </style:style>
    <style:style style:name="P160" style:family="paragraph" style:parent-style-name="Text_20_body" style:list-style-name="L4">
      <style:text-properties officeooo:rsid="00859060" officeooo:paragraph-rsid="00874c2f"/>
    </style:style>
    <style:style style:name="P161" style:family="paragraph" style:parent-style-name="Text_20_body" style:list-style-name="L4">
      <style:text-properties officeooo:rsid="00874c2f" officeooo:paragraph-rsid="00874c2f"/>
    </style:style>
    <style:style style:name="P162" style:family="paragraph" style:parent-style-name="Text_20_body" style:list-style-name="L4">
      <style:text-properties fo:font-weight="bold" officeooo:rsid="00874c2f" officeooo:paragraph-rsid="00874c2f" style:font-weight-asian="bold" style:font-weight-complex="bold"/>
    </style:style>
    <style:style style:name="P163" style:family="paragraph" style:parent-style-name="Text_20_body" style:list-style-name="L8">
      <style:text-properties fo:font-weight="bold" officeooo:paragraph-rsid="009640e2" style:font-weight-asian="bold" style:font-weight-complex="bold"/>
    </style:style>
    <style:style style:name="P164" style:family="paragraph" style:parent-style-name="Text_20_body" style:list-style-name="L8">
      <style:text-properties fo:font-weight="bold" officeooo:rsid="009640e2" officeooo:paragraph-rsid="00981cca" style:font-weight-asian="bold" style:font-weight-complex="bold"/>
    </style:style>
    <style:style style:name="P165" style:family="paragraph" style:parent-style-name="Text_20_body" style:list-style-name="L8">
      <style:text-properties fo:font-weight="bold" officeooo:rsid="00981cca" officeooo:paragraph-rsid="00981cca" style:font-weight-asian="bold" style:font-weight-complex="bold"/>
    </style:style>
    <style:style style:name="P166" style:family="paragraph" style:parent-style-name="Text_20_body" style:list-style-name="L8">
      <style:text-properties fo:font-weight="bold" officeooo:rsid="00981cca" officeooo:paragraph-rsid="009961f3" style:font-weight-asian="bold" style:font-weight-complex="bold"/>
    </style:style>
    <style:style style:name="P167" style:family="paragraph" style:parent-style-name="Text_20_body">
      <style:text-properties fo:font-weight="bold" officeooo:rsid="009961f3" officeooo:paragraph-rsid="009de7b9" style:font-weight-asian="bold" style:font-weight-complex="bold"/>
    </style:style>
    <style:style style:name="P168" style:family="paragraph" style:parent-style-name="Text_20_body" style:list-style-name="">
      <style:text-properties officeooo:rsid="0095cbcf" officeooo:paragraph-rsid="0095cbcf"/>
    </style:style>
    <style:style style:name="P169" style:family="paragraph" style:parent-style-name="Text_20_body">
      <style:text-properties officeooo:rsid="00998138" officeooo:paragraph-rsid="00998138"/>
    </style:style>
    <style:style style:name="P170" style:family="paragraph" style:parent-style-name="Text_20_body" style:list-style-name="L8">
      <style:text-properties officeooo:paragraph-rsid="009c0b66"/>
    </style:style>
    <style:style style:name="P171" style:family="paragraph" style:parent-style-name="Text_20_body" style:list-style-name="L9">
      <style:text-properties officeooo:rsid="0036d288" officeooo:paragraph-rsid="0036d288"/>
    </style:style>
    <style:style style:name="P172" style:family="paragraph" style:parent-style-name="Text_20_body" style:list-style-name="L10">
      <style:text-properties officeooo:rsid="004e38c3" officeooo:paragraph-rsid="004e38c3"/>
    </style:style>
    <style:style style:name="P173" style:family="paragraph" style:parent-style-name="Text_20_body" style:list-style-name="L10">
      <style:text-properties officeooo:rsid="004e6a52" officeooo:paragraph-rsid="004e6a52"/>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officeooo:rsid="0018597b"/>
    </style:style>
    <style:style style:name="T20" style:family="text">
      <style:text-properties officeooo:rsid="001968b9"/>
    </style:style>
    <style:style style:name="T21" style:family="text">
      <style:text-properties officeooo:rsid="001a36af"/>
    </style:style>
    <style:style style:name="T22" style:family="text">
      <style:text-properties officeooo:rsid="001e6a64"/>
    </style:style>
    <style:style style:name="T23" style:family="text">
      <style:text-properties officeooo:rsid="00224cd4"/>
    </style:style>
    <style:style style:name="T24" style:family="text">
      <style:text-properties officeooo:rsid="002804d8"/>
    </style:style>
    <style:style style:name="T25" style:family="text">
      <style:text-properties officeooo:rsid="00282c77"/>
    </style:style>
    <style:style style:name="T26" style:family="text">
      <style:text-properties officeooo:rsid="00283cc1"/>
    </style:style>
    <style:style style:name="T27" style:family="text">
      <style:text-properties officeooo:rsid="002a3552"/>
    </style:style>
    <style:style style:name="T28" style:family="text">
      <style:text-properties officeooo:rsid="002a79cd"/>
    </style:style>
    <style:style style:name="T29" style:family="text">
      <style:text-properties officeooo:rsid="002aea88"/>
    </style:style>
    <style:style style:name="T30" style:family="text">
      <style:text-properties officeooo:rsid="002cd546"/>
    </style:style>
    <style:style style:name="T31" style:family="text">
      <style:text-properties officeooo:rsid="0030380c"/>
    </style:style>
    <style:style style:name="T32" style:family="text">
      <style:text-properties officeooo:rsid="00306120"/>
    </style:style>
    <style:style style:name="T33" style:family="text">
      <style:text-properties officeooo:rsid="0035f8d2"/>
    </style:style>
    <style:style style:name="T34" style:family="text">
      <style:text-properties officeooo:rsid="00364a08"/>
    </style:style>
    <style:style style:name="T35" style:family="text">
      <style:text-properties officeooo:rsid="0036d288"/>
    </style:style>
    <style:style style:name="T36" style:family="text">
      <style:text-properties officeooo:rsid="0037c55c"/>
    </style:style>
    <style:style style:name="T37" style:family="text">
      <style:text-properties officeooo:rsid="003afaab"/>
    </style:style>
    <style:style style:name="T38" style:family="text">
      <style:text-properties officeooo:rsid="003c1b14"/>
    </style:style>
    <style:style style:name="T39" style:family="text">
      <style:text-properties officeooo:rsid="003fe177"/>
    </style:style>
    <style:style style:name="T40" style:family="text">
      <style:text-properties officeooo:rsid="00403782"/>
    </style:style>
    <style:style style:name="T41" style:family="text">
      <style:text-properties officeooo:rsid="0041571f"/>
    </style:style>
    <style:style style:name="T42" style:family="text">
      <style:text-properties officeooo:rsid="004301b8"/>
    </style:style>
    <style:style style:name="T43" style:family="text">
      <style:text-properties officeooo:rsid="004645e3"/>
    </style:style>
    <style:style style:name="T44" style:family="text">
      <style:text-properties officeooo:rsid="0047ce26"/>
    </style:style>
    <style:style style:name="T45" style:family="text">
      <style:text-properties officeooo:rsid="00480c8c"/>
    </style:style>
    <style:style style:name="T46" style:family="text">
      <style:text-properties officeooo:rsid="004c0dd7"/>
    </style:style>
    <style:style style:name="T47" style:family="text">
      <style:text-properties officeooo:rsid="004d59f3"/>
    </style:style>
    <style:style style:name="T48" style:family="text">
      <style:text-properties officeooo:rsid="004e38c3"/>
    </style:style>
    <style:style style:name="T49" style:family="text">
      <style:text-properties officeooo:rsid="0050ee9a"/>
    </style:style>
    <style:style style:name="T50" style:family="text">
      <style:text-properties officeooo:rsid="0054e95c"/>
    </style:style>
    <style:style style:name="T51" style:family="text">
      <style:text-properties officeooo:rsid="00570450"/>
    </style:style>
    <style:style style:name="T52" style:family="text">
      <style:text-properties officeooo:rsid="0058de81"/>
    </style:style>
    <style:style style:name="T53" style:family="text">
      <style:text-properties officeooo:rsid="0059e783"/>
    </style:style>
    <style:style style:name="T54" style:family="text">
      <style:text-properties officeooo:rsid="005b2dc5"/>
    </style:style>
    <style:style style:name="T55" style:family="text">
      <style:text-properties officeooo:rsid="005cbae6"/>
    </style:style>
    <style:style style:name="T56" style:family="text">
      <style:text-properties officeooo:rsid="005da713"/>
    </style:style>
    <style:style style:name="T57" style:family="text">
      <style:text-properties officeooo:rsid="005e21f4"/>
    </style:style>
    <style:style style:name="T58" style:family="text">
      <style:text-properties officeooo:rsid="005f6cde"/>
    </style:style>
    <style:style style:name="T59" style:family="text">
      <style:text-properties officeooo:rsid="00614c69"/>
    </style:style>
    <style:style style:name="T60" style:family="text">
      <style:text-properties officeooo:rsid="0062861d"/>
    </style:style>
    <style:style style:name="T61" style:family="text">
      <style:text-properties officeooo:rsid="0063175a"/>
    </style:style>
    <style:style style:name="T62" style:family="text">
      <style:text-properties officeooo:rsid="002e6634"/>
    </style:style>
    <style:style style:name="T63" style:family="text">
      <style:text-properties officeooo:rsid="006479e9"/>
    </style:style>
    <style:style style:name="T64" style:family="text">
      <style:text-properties officeooo:rsid="0065cf0c"/>
    </style:style>
    <style:style style:name="T65" style:family="text">
      <style:text-properties officeooo:rsid="00669e62"/>
    </style:style>
    <style:style style:name="T66" style:family="text">
      <style:text-properties officeooo:rsid="006a8d73"/>
    </style:style>
    <style:style style:name="T67" style:family="text">
      <style:text-properties officeooo:rsid="006bd283"/>
    </style:style>
    <style:style style:name="T68" style:family="text">
      <style:text-properties officeooo:rsid="006c34c3"/>
    </style:style>
    <style:style style:name="T69" style:family="text">
      <style:text-properties officeooo:rsid="006db444"/>
    </style:style>
    <style:style style:name="T70" style:family="text">
      <style:text-properties officeooo:rsid="0072e75e"/>
    </style:style>
    <style:style style:name="T71" style:family="text">
      <style:text-properties officeooo:rsid="0077fb02"/>
    </style:style>
    <style:style style:name="T72" style:family="text">
      <style:text-properties officeooo:rsid="00798b78"/>
    </style:style>
    <style:style style:name="T73" style:family="text">
      <style:text-properties officeooo:rsid="007adf7a"/>
    </style:style>
    <style:style style:name="T74" style:family="text">
      <style:text-properties officeooo:rsid="007bd582"/>
    </style:style>
    <style:style style:name="T75" style:family="text">
      <style:text-properties officeooo:rsid="007c3fb1"/>
    </style:style>
    <style:style style:name="T76" style:family="text">
      <style:text-properties officeooo:rsid="00817f44"/>
    </style:style>
    <style:style style:name="T77" style:family="text">
      <style:text-properties officeooo:rsid="0083250a"/>
    </style:style>
    <style:style style:name="T78" style:family="text">
      <style:text-properties officeooo:rsid="00844b5e"/>
    </style:style>
    <style:style style:name="T79" style:family="text">
      <style:text-properties officeooo:rsid="00859060"/>
    </style:style>
    <style:style style:name="T80" style:family="text">
      <style:text-properties fo:font-weight="bold" style:font-weight-asian="bold" style:font-weight-complex="bold"/>
    </style:style>
    <style:style style:name="T81" style:family="text">
      <style:text-properties fo:font-weight="bold" officeooo:rsid="00859060" style:font-weight-asian="bold" style:font-weight-complex="bold"/>
    </style:style>
    <style:style style:name="T82" style:family="text">
      <style:text-properties fo:font-weight="bold" officeooo:rsid="00874c2f" style:font-weight-asian="bold" style:font-weight-complex="bold"/>
    </style:style>
    <style:style style:name="T83" style:family="text">
      <style:text-properties fo:font-weight="bold" officeooo:rsid="009640e2" style:font-weight-asian="bold" style:font-weight-complex="bold"/>
    </style:style>
    <style:style style:name="T84" style:family="text">
      <style:text-properties officeooo:rsid="00874c2f"/>
    </style:style>
    <style:style style:name="T85" style:family="text">
      <style:text-properties fo:font-weight="normal" style:font-weight-asian="normal" style:font-weight-complex="normal"/>
    </style:style>
    <style:style style:name="T86" style:family="text">
      <style:text-properties fo:font-weight="normal" officeooo:rsid="009640e2" style:font-weight-asian="normal" style:font-weight-complex="normal"/>
    </style:style>
    <style:style style:name="T87" style:family="text">
      <style:text-properties fo:font-weight="normal" officeooo:rsid="00874c2f" style:font-weight-asian="normal" style:font-weight-complex="normal"/>
    </style:style>
    <style:style style:name="T88" style:family="text">
      <style:text-properties fo:font-weight="normal" officeooo:rsid="00981cca" style:font-weight-asian="normal" style:font-weight-complex="normal"/>
    </style:style>
    <style:style style:name="T89" style:family="text">
      <style:text-properties fo:font-weight="normal" officeooo:rsid="009961f3" style:font-weight-asian="normal" style:font-weight-complex="normal"/>
    </style:style>
    <style:style style:name="T90" style:family="text">
      <style:text-properties fo:font-weight="normal" officeooo:rsid="009c0b66" style:font-weight-asian="normal" style:font-weight-complex="normal"/>
    </style:style>
    <style:style style:name="T91" style:family="text">
      <style:text-properties fo:font-weight="normal" officeooo:rsid="009de7b9" style:font-weight-asian="normal" style:font-weight-complex="normal"/>
    </style:style>
    <style:style style:name="T92" style:family="text">
      <style:text-properties officeooo:rsid="008b7e61"/>
    </style:style>
    <style:style style:name="T93" style:family="text">
      <style:text-properties officeooo:rsid="008d7382"/>
    </style:style>
    <style:style style:name="T94" style:family="text">
      <style:text-properties officeooo:rsid="008fb7c8"/>
    </style:style>
    <style:style style:name="T95" style:family="text">
      <style:text-properties officeooo:rsid="0091a264"/>
    </style:style>
    <style:style style:name="T96" style:family="text">
      <style:text-properties officeooo:rsid="0094367c"/>
    </style:style>
    <style:style style:name="T97" style:family="text">
      <style:text-properties officeooo:rsid="0094d5e0"/>
    </style:style>
    <style:style style:name="T98" style:family="text">
      <style:text-properties officeooo:rsid="0095cbcf"/>
    </style:style>
    <style:style style:name="T99" style:family="text">
      <style:text-properties officeooo:rsid="009619cf"/>
    </style:style>
    <style:style style:name="T100" style:family="text">
      <style:text-properties officeooo:rsid="009640e2"/>
    </style:style>
    <style:style style:name="T101" style:family="text">
      <style:text-properties officeooo:rsid="009961f3"/>
    </style:style>
    <style:style style:name="T102" style:family="text">
      <style:text-properties officeooo:rsid="00998138"/>
    </style:style>
    <style:style style:name="T103" style:family="text">
      <style:text-properties fo:color="#d69d85" style:font-name="Consolas" fo:font-size="9pt" fo:background-color="#1e1e1e" loext:char-shading-value="0" style:font-size-asian="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Index</text:h>
      <text:h text:style-name="P121" text:outline-level="1"><text:a xlink:type="simple" xlink:href="#0_scope_and_purpose" text:style-name="Internet_20_link" text:visited-style-name="Visited_20_Internet_20_Link">Scope and purpose of this document</text:a></text:h>
      <text:h text:style-name="P121" text:outline-level="1"><text:a xlink:type="simple" xlink:href="#1_general_principles" text:style-name="Internet_20_link" text:visited-style-name="Visited_20_Internet_20_Link">1. General principles</text:a></text:h>
      <text:h text:style-name="P121" text:outline-level="1"><text:tab/><text:a xlink:type="simple" xlink:href="#1_1_burden_on_the_decoder" text:style-name="Internet_20_link" text:visited-style-name="Visited_20_Internet_20_Link">1.1. Burden on the decoder</text:a></text:h>
      <text:h text:style-name="P121" text:outline-level="1"><text:a xlink:type="simple" xlink:href="#2_tiff_a_file_header" text:style-name="Internet_20_link" text:visited-style-name="Visited_20_Internet_20_Link"><text:span text:style-name="T76">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21" text:outline-level="1"><text:tab/><text:a xlink:type="simple" xlink:href="#2_1_first_part" text:style-name="Internet_20_link" text:visited-style-name="Visited_20_Internet_20_Link"><text:span text:style-name="T76">2</text:span></text:a><text:a xlink:type="simple" xlink:href="#2_1_first_part" text:style-name="Internet_20_link" text:visited-style-name="Visited_20_Internet_20_Link">.1. First part</text:a></text:h>
      <text:h text:style-name="P121" text:outline-level="1"><text:tab/><text:a xlink:type="simple" xlink:href="#2_2_second_part_in_classictiff_a" text:style-name="Internet_20_link" text:visited-style-name="Visited_20_Internet_20_Link">2.2. Second part in ClassTIFF/A</text:a></text:h>
      <text:h text:style-name="P121" text:outline-level="1"><text:tab/><text:a xlink:type="simple" xlink:href="#2_3_second_part_in_bigtiff_a" text:style-name="Internet_20_link" text:visited-style-name="Visited_20_Internet_20_Link">2.3. Second part in BigTIFF/A</text:a></text:h>
      <text:h text:style-name="P121" text:outline-level="1"><text:tab/><text:a xlink:type="simple" xlink:href="#2_4_fault_tolerance" text:style-name="Internet_20_link" text:visited-style-name="Visited_20_Internet_20_Link">2.4. Fault tolerance in decoding</text:a></text:h>
      <text:h text:style-name="P122"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9">Test files</text:span></text:a></text:h>
      <text:h text:style-name="P122" text:outline-level="1"><text:a xlink:type="simple" xlink:href="#3_data_block_order" text:style-name="Internet_20_link" text:visited-style-name="Visited_20_Internet_20_Link"><text:span text:style-name="T79">3</text:span></text:a><text:a xlink:type="simple" xlink:href="#3_data_block_order" text:style-name="Internet_20_link" text:visited-style-name="Visited_20_Internet_20_Link">. Data block order, location, and organization</text:a></text:h>
      <text:h text:style-name="P122" text:outline-level="1"><text:tab/><text:a xlink:type="simple" xlink:href="#3_1_tiff_and_tiff_a" text:style-name="Internet_20_link" text:visited-style-name="Visited_20_Internet_20_Link"><text:span text:style-name="T99">3.1. TIFF and TIFF/A</text:span></text:a></text:h>
      <text:h text:style-name="P122" text:outline-level="1"><text:tab/><text:a xlink:type="simple" xlink:href="#3_2_alignment" text:style-name="Internet_20_link" text:visited-style-name="Visited_20_Internet_20_Link"><text:span text:style-name="T99">3.2. Alignment</text:span></text:a></text:h>
      <text:h text:style-name="P122" text:outline-level="1"><text:tab/><text:a xlink:type="simple" xlink:href="#3_3_test_files" text:style-name="Internet_20_link" text:visited-style-name="Visited_20_Internet_20_Link"><text:span text:style-name="T99">3.3. Test files</text:span></text:a></text:h>
      <text:h text:style-name="P122" text:outline-level="1"/>
      <text:h text:style-name="P115" text:outline-level="1"><text:bookmark text:name="0_scope_and_purpose"/>Scope and purpose of this document</text:h>
      <text:p text:style-name="P6">This document is intended to be a stand-alone specification of what is henceforth called "<text:span text:style-name="T1">TIFF/A</text:span>".</text:p>
      <text:p text:style-name="P7"><text:span text:style-name="T1">TIFF/A</text:span> is a subset of TIFF. The subset is chosen such that it meets specific goals. The most important ones are...</text:p>
      <text:list xml:id="list776468490540317772" text:style-name="L1">
        <text:list-item>
          <text:p text:style-name="P154"><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23">It needs to circumvent anything that is ambiguous in the existing TIFF specifications, as well as real-life practice. We need a subset that contains only what anyone can unambiguously agree upon, now and in the foreseeable future.</text:p>
        </text:list-item>
        <text:list-item>
          <text:p text:style-name="P123">It needs to be free of patents and license restrictions. Whilst in our opinion compression support is an absolute requirement, the subset needs to be chosen such that any implied technology is free to use, and all required specifications <text:span text:style-name="T69">and possibly reference implementations </text:span>are freely available and widely adopted.</text:p>
        </text:list-item>
        <text:list-item>
          <text:p text:style-name="P124">It needs to cover the needs of the target user base. For instance, many digitization and archival project<text:span text:style-name="T69">s</text:span> struggle with a strict budget, and computer equipment is often times limited in many ways. The <text:span text:style-name="T1">TIFF/A</text:span> subset needs to be chosen such that it does not involve unnecessarily large processing. <text:span text:style-name="T69">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7">Whilst <text:span text:style-name="T1">TIFF/A</text:span> is a subset of TIFF, this document is meant to evolve into a stand-alone specification, for several reasons. </text:p>
      <text:list xml:id="list502331811118781114" text:style-name="L2">
        <text:list-item>
          <text:p text:style-name="P155"><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25">Secondly, centralization of all required specification into a single document will ease implementation and conformance checking.</text:p>
        </text:list-item>
        <text:list-item>
          <text:p text:style-name="P126">Last, but certainly not least, this document aims to specify more then just a particular TIFF subset. It also contains guidelines for <text:span text:style-name="T69">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45">This TIFF/A document, aside from actually specifying TIFF/A, thus often mentions particular target applications. These applications include <text:span text:style-name="T70">e</text:span>ncoding and decoding, <text:span text:style-name="T70">but also “conversion”. This “converting” application covers a lot of functionality as it aims to convert TIFF into legit TIFF/A. </text:span></text:p>
      <text:list xml:id="list6738606180318109170" text:style-name="L3">
        <text:list-item>
          <text:p text:style-name="P127">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156"><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157"><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47">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02"><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02"><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03">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71">This </text:span>will always result in some possible input files being rejected with proper problem document, rather then being converted into legitimate TIFF/A.</text:p>
      <text:p text:style-name="P104">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04">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05"><text:span text:style-name="T71">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06">However, we do not intend anything included in this document to be non-negotiable or final. At this stage, this document is a proposal, designed such that parts of it can be rejected with minimal impact on other parts that may get approval. </text:p>
      <text:p text:style-name="P105"><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46">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4">A</text:span> on the other.</text:p>
      <text:p text:style-name="P9"/>
      <text:h text:style-name="P116"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61"><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62"><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61"><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P110" text:outline-level="1"/>
      <text:h text:style-name="P120" text:outline-level="1"><text:bookmark text:name="2_tiff_a_file_header"/><text:span text:style-name="T18">2</text:span><text:span text:style-name="T2">. </text:span><text:span text:style-name="T9">TIFF/A</text:span><text:span text:style-name="T2"> file header</text:span></text:h>
      <text:h text:style-name="P107" text:outline-level="2"><text:bookmark text:name="2_1_first_part"/><text:span text:style-name="T76">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6"/>
      <text:p text:style-name="P7">The first two bytes in <text:span text:style-name="T1">TIFF/A</text:span> are required to have the same value. This value is either ASCII "I" (decimal 73, hex 49) or ASCII "M" (decimal 77, hex 4D).</text:p>
      <text:p text:style-name="P6">These first two bytes are the byte order indicator. "M" is historically short for "Motorola", "I" is short for "Intel". "M" indicates network byte order, higher order bytes come first. "I" indicates reversed byte order, higher order bytes come last.</text:p>
      <text:p text:style-name="P6">This byte order indicator applies to any <text:span text:style-name="T75">multibyte value</text:span> <text:span text:style-name="T75">in the file</text:span>, from the subsequent version number, other members of the header specified below, all data members of the IFD structure, all tag values, up to and including even the actual image pixel color data.</text:p>
      <text:p text:style-name="P6">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7">We eliminate this ambiguity in <text:span text:style-name="T1">TIFF/A</text:span> by limiting image data to 8bit or 16bit integer, and 32bit or 64bit floating point.</text:p>
      <text:p text:style-name="P49">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6">See also “</text:span><text:a xlink:type="simple" xlink:href="#1_1_burden_on_the_decoder" text:style-name="Internet_20_link" text:visited-style-name="Visited_20_Internet_20_Link"><text:span text:style-name="T76">1.1. Burden on the decoder</text:span></text:a><text:span text:style-name="T76">”.</text:span></text:p>
      <text:p text:style-name="P49">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6">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49">As usual, TIFF or <text:span text:style-name="T1">TIFF/A</text:span> encoders may chose to not support either ClassicTIFF, or BigTIFF, <text:span text:style-name="T77">or they may chose to support both.</text:span> Decoders, however, need to support both.</text:p>
      <text:p text:style-name="P49">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49"/>
      <text:p text:style-name="P49">This second and final part of the Classic<text:span text:style-name="T1">TIFF/A</text:span> header specifies a 4 byte unsigned integer value that is the file offset of the first IFD. IFD structures are explained below <text:span text:style-name="T76">in “</text:span><text:a xlink:type="simple" xlink:href="#4_1_the_ifd_structure" text:style-name="Internet_20_link" text:visited-style-name="Visited_20_Internet_20_Link"><text:span text:style-name="T76">4.1. The IFD structure</text:span></text:a><text:span text:style-name="T76">”</text:span>.</text:p>
      <text:p text:style-name="P4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9">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49"/>
      <text:p text:style-name="P49">This second and final part of the BigTIFF/<text:span text:style-name="T1">A</text:span> header starts of with 2 unsigned 16bit integer members, with fixed values, respectively 8 and 0.</text:p>
      <text:p text:style-name="P49">Immediately following these two members, is an 8 byte unsigned integer value that is the file offset of the first IFD. IFD structures are explained below <text:span text:style-name="T76">in “</text:span><text:a xlink:type="simple" xlink:href="#4_1_the_ifd_structure" text:style-name="Internet_20_link" text:visited-style-name="Visited_20_Internet_20_Link"><text:span text:style-name="T76">4.1. The IFD structure</text:span></text:a><text:span text:style-name="T76">”</text:span>.</text:p>
      <text:p text:style-name="P4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9">The BigTIFF/<text:span text:style-name="T1">A</text:span> file header is thus 16 bytes long.</text:p>
      <text:h text:style-name="Heading_20_2" text:outline-level="2"><text:bookmark text:name="2_4_fault_tolerance"/>2.4. Fault tolerance in decoding</text:h>
      <text:p text:style-name="P49">In real-life TIFF, it is not uncommon to see lowercase "ii" or lowercase "mm" <text:span text:style-name="T78">for the first member of the header structure</text:span>. <text:span text:style-name="T78">A robust, fault-tolerant decoder </text:span>is required to <text:span text:style-name="T78">interpret </text:span>these incorrect values <text:span text:style-name="T78">as</text:span> "II" or "MM" respectively.</text:p>
      <text:p text:style-name="P7">Any other values <text:span text:style-name="T78">in that first member will </text:span>need to be regarded a fatal error <text:span text:style-name="T78">on the TIFF file level.</text:span></text:p>
      <text:p text:style-name="P51">In real-life, it is not uncommon to encounter <text:span text:style-name="T78">otherwise </text:span>perfectly <text:span text:style-name="T78">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8">, this practice mostly dates back to the pre-BigTIFF era, and it's expected BigTIFF-aware manufacturers abandon this practice. So it's reasonable to assume all such files are ClassicTIFF.</text:span></text:p>
      <text:p text:style-name="P51">For this reason, <text:span text:style-name="T78">a fault tolerant decoder is recommended to interpret anything other then 43, as if it were 42.</text:span></text:p>
      <text:p text:style-name="P50">A fault-tolerant decoder may want to ignore the first two members of the second part of the header, in BigTIFF/A. To this day they have fixed values that don't convey any real meaning.</text:p>
      <text:p text:style-name="P50">If a premature EOF is encountered decoding the header, a decoder can only meaningfully respond with a fatal error on the TIFF file level.</text:p>
      <text:p text:style-name="P48">The open source “converter” solution proposed by Libis and AWare Systems will include the fault <text:soft-page-break/>tolerance specified above in the decoding part, meaning, TIFF files with any of these mistakes will get converted to perfectly legitimate TIFF/A.</text:p>
      <text:p text:style-name="P48">The closed source version will try and go beyond said fault tolerance. If the first member is neither “II”, “MM”, “ii”, nor “mm”, <text:span text:style-name="T79">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9">Test files</text:span></text:h>
      <text:list xml:id="list1683645955433072700" text:style-name="L4">
        <text:list-item>
          <text:p text:style-name="P158"><text:span text:style-name="T81">Header\Classic Intel.tif</text:span><text:span text:style-name="T79">: Perfectly well formed ClassicTIFF/A, Intel byte order, 16 bits per sample in the actual image data enabling testing byte order correctness up to image data decoding.</text:span></text:p>
        </text:list-item>
        <text:list-item>
          <text:p text:style-name="P160"><text:span text:style-name="T80">Header\Classic Motorola.tif</text:span>: Perfectly well formed <text:span text:style-name="T84">Classic</text:span>TIFF,/A Motorola byte order, 16 bits per sample in the actual image data enabling testing byte order correctness up to image data decoding.</text:p>
        </text:list-item>
        <text:list-item>
          <text:p text:style-name="P159"><text:span text:style-name="T81">Header\</text:span><text:span text:style-name="T82">Big </text:span><text:span text:style-name="T81">Intel.tif</text:span><text:span text:style-name="T79">: Perfectly well formed BigTIFF/A, Intel byte order, 16 bits per sample in the actual image data enabling testing byte order correctness up to image data decoding.</text:span></text:p>
        </text:list-item>
        <text:list-item>
          <text:p text:style-name="P160"><text:span text:style-name="T80">Header\</text:span><text:span text:style-name="T82">Big </text:span><text:span text:style-name="T80">Motorola.tif</text:span>: Perfectly well formed BigTIFF,/A Motorola byte order, 16 bits per sample in the actual image data enabling testing byte order correctness up to image data decoding.</text:p>
        </text:list-item>
        <text:list-item>
          <text:p text:style-name="P161"><text:span text:style-name="T80">Header\Lowercase byteorder E.tif</text:span>: ClassicTIFF/A, Intel byte order, 16 bits per sample, but the first member of the header is “ii” where it should actually be “II”.</text:p>
        </text:list-item>
        <text:list-item>
          <text:p text:style-name="P161"><text:span text:style-name="T80">Header\Nonsense byteorder E.tif</text:span>: ClassicTIFF/A, Intel byte order, 16 bits per sample, but the first member of the header is “xx” where it should actually be “II”.</text:p>
        </text:list-item>
        <text:list-item>
          <text:p text:style-name="P161"><text:span text:style-name="T80">Header\Incorrect version E.tif</text:span>: ClassicTIFF/A, Intel byte order, 16 bits per sample, but the version number in the header is 78 where it should actually be 42.</text:p>
        </text:list-item>
        <text:list-item>
          <text:p text:style-name="P162">Header\Incorrect bigconst E.tif<text:span text:style-name="T85">: BigTIFF/A, Intel byte order, but the first two member of the second part of the header are totally off.</text:span></text:p>
        </text:list-item>
      </text:list>
      <text:p text:style-name="P63">Please note that the final four test files included for this section are not actually legitimate TIFF nor legitimate TIFF/A. They are included for testing fault tolerance and/or error behavior, only.</text:p>
      <text:h text:style-name="P117" text:outline-level="1"><text:bookmark text:name="3_data_block_order"/><text:span text:style-name="T92">3</text:span>. Data block order, location, and organization</text:h>
      <text:h text:style-name="Heading_20_2" text:outline-level="2"><text:bookmark text:name="3_1_tiff_and_tiff_a"/>3.1. TIFF and TIFF/A</text:h>
      <text:h text:style-name="P128" text:outline-level="1">Any data block in TIFF is either the file header specified in previous section “<text:a xlink:type="simple" xlink:href="#2_tiff_a_file_header" text:style-name="Internet_20_link" text:visited-style-name="Visited_20_Internet_20_Link"><text:span text:style-name="T93">2. TIFF/A file header</text:span></text:a><text:span text:style-name="T93">”</text:span>, or...</text:h>
      <text:list xml:id="list1812273386064898925" text:style-name="L5">
        <text:list-item>
          <text:h text:style-name="P132" text:outline-level="1">a TIFF IFD</text:h>
        </text:list-item>
        <text:list-item>
          <text:h text:style-name="P132" text:outline-level="1"><text:span text:style-name="T93">a t</text:span>ag <text:span text:style-name="T93">value</text:span></text:h>
        </text:list-item>
        <text:list-item>
          <text:h text:style-name="P133" text:outline-level="1"><text:span text:style-name="T93">an </text:span>image strip or tile</text:h>
        </text:list-item>
      </text:list>
      <text:h text:style-name="P129" text:outline-level="1">A TIFF IFD more or less corresponds to a single raster image. It<text:span text:style-name="T93">'s a collection of tags, followed by a pointer to the next IFD in the same chain.</text:span></text:h>
      <text:h text:style-name="P130" text:outline-level="1">A tag is more or less a data member in the IFD. Its tag type, <text:span text:style-name="T93">identified by an </text:span>unsigned 16bit integer, indicates what exact data is given. For example, the tag with ID 256 <text:span text:style-name="T92">is </text:span>used to <text:span text:style-name="T92">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3">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29" text:outline-level="1">The raster pixel color data is divided into rectangular parts, either strips or tiles. <text:span text:style-name="T95">Every such strip or tile ends up in a separate data block. </text:span>The<text:span text:style-name="T99">se</text:span> <text:span text:style-name="T95">data block </text:span>file offsets and lengths are specified in dedicated tags.</text:h>
      <text:h text:style-name="P131" text:outline-level="1"><text:span text:style-name="T94">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28" text:outline-level="1">Additionally, any data block is supposed to be linked from only one location. For example, if multiple pages in a TIFF file include the same <text:span text:style-name="T99">encoding software name, and the name does not fit the tag value space inside the IFD</text:span>, they are required to each link to their own instance of that <text:span text:style-name="T99">name</text:span>.</text:h>
      <text:h text:style-name="P128" text:outline-level="1">This serves multiple purposes...</text:h>
      <text:list xml:id="list3563663450607082712" text:style-name="L6">
        <text:list-item>
          <text:h text:style-name="P134" text:outline-level="1">Encoders can flush data in any order they see fit. They never need huge buffers. This is important because encoders can be low-memory devices like faxes and scanners.</text:h>
        </text:list-item>
        <text:list-item>
          <text:h text:style-name="P135"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99">defined</text:span>, even for private purposes, and still these low-level file operations work just fine.</text:h>
        </text:list-item>
      </text:list>
      <text:h text:style-name="P136" text:outline-level="1">The specific context of TIFF/A <text:span text:style-name="T96">changes this picture slightly.</text:span></text:h>
      <text:h text:style-name="P137"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137" text:outline-level="1">More importantly, TIFF allows for parts of the addressing space inside a file to be unused. This actually naturally happens as a consequence of page deletion, for example, as this is most commonly implemented as a mere IFD unlinking.</text:h>
      <text:h text:style-name="P138"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97">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139" text:outline-level="1">Therefore, a final step in a TIFF/A compliance check, should map all addressing space usage. This enables detection of...</text:h>
      <text:list xml:id="list3775127279865575197" text:style-name="L7">
        <text:list-item>
          <text:h text:style-name="P140" text:outline-level="1">partly overlapping data blocks</text:h>
        </text:list-item>
        <text:list-item>
          <text:h text:style-name="P140" text:outline-level="1">multiple pointers to a single data block</text:h>
        </text:list-item>
        <text:list-item>
          <text:h text:style-name="P140" text:outline-level="1">unused spaces</text:h>
        </text:list-item>
      </text:list>
      <text:h text:style-name="P141" text:outline-level="1">These first two problems imply the file is invalid TIFF, all three problems imply the file is invalid TIFF/A. </text:h>
      <text:h text:style-name="P168"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142" text:outline-level="1">The open source “converter” solution proposed by Libis and AWare Systems will include <text:span text:style-name="T98">resolution of these problems, and ensure TIFF/A compliance, as a natural consequence of the conversion. The open source compliance checker will include addressing space mapping and detection of these problems.</text:span></text:h>
      <text:h text:style-name="P143" text:outline-level="1">There's nothing left for the closed source commercial solution to add, here, the open source solution covers everything.</text:h>
      <text:h text:style-name="Heading_20_2" text:outline-level="2"><text:bookmark text:name="3_2_alignment"/>3.2. Alignment</text:h>
      <text:p text:style-name="P64">In ClassicTIFF, all data blocks are required to be aligned on a 4 byte boundary. In BigTIFF, the required alignment is 8 bytes.</text:p>
      <text:p text:style-name="P64">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65">Still, TIFF requires this alignment, and TIFF/A is a subset of TIFF, so it <text:span text:style-name="T102">can</text:span>not be ignored. </text:p>
      <text:p text:style-name="P169">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Heading_20_2" text:outline-level="2"><text:bookmark text:name="3_3_test_files"/>3.<text:span text:style-name="T99">3</text:span>. Test files</text:h>
      <text:list xml:id="list329961862872724324" text:style-name="L8">
        <text:list-item>
          <text:p text:style-name="P163"><text:span text:style-name="T100">Block\Overlap E.tif</text:span><text:span text:style-name="T86">: <text:s/></text:span><text:span text:style-name="T87">ClassicTIFF/A, Intel byte order, </text:span><text:span text:style-name="T86">8</text:span><text:span text:style-name="T87"> bits per sample. </text:span><text:span text:style-name="T86">Contains two IFDs. First one has a Software tag defining the name of the encoding software “Overlap test encoding software”. As this tag value does not fit inside the IFD, it's contained in a separate data block. The second IFD also has a Software tag. This tag points to the same data block offset, plus 8, and has the same length, minus 8. Its value therefore ends up being “test encoding software”.</text:span></text:p>
        </text:list-item>
        <text:list-item>
          <text:p text:style-name="P170"><text:soft-page-break/><text:span text:style-name="T83">Block\Block reuse E.tif</text:span><text:span text:style-name="T86">: </text:span><text:span text:style-name="T87">ClassicTIFF/A, Intel byte order, </text:span><text:span text:style-name="T86">8</text:span><text:span text:style-name="T87"> bits per sample. </text:span><text:span text:style-name="T86">Contains two IFDs. Both have a Software tag defining the name of the encoding software, both point to the same data block containing this tag's </text:span><text:span text:style-name="T90">value “This tag value data block pointed to from two locations”.</text:span></text:p>
        </text:list-item>
        <text:list-item>
          <text:p text:style-name="P164">Block\Unused space E.tif<text:span text:style-name="T85">: <text:s/></text:span><text:span text:style-name="T87">ClassicTIFF/A, Intel byte order, </text:span><text:span text:style-name="T85">8</text:span><text:span text:style-name="T87"> bits per sample, </text:span><text:span text:style-name="T88">single IFD. This files contains </text:span><text:span text:style-name="T90">an </text:span><text:span text:style-name="T88">unused space </text:span><text:span text:style-name="T90">of 128 bytes immediately before the single IFD data block</text:span><text:span text:style-name="T88">.</text:span></text:p>
        </text:list-item>
        <text:list-item>
          <text:p text:style-name="P165">Block\Bad alignment Classic E.tif<text:span text:style-name="T85">: </text:span><text:span text:style-name="T87">ClassicTIFF/A, Intel byte order, </text:span><text:span text:style-name="T86">8</text:span><text:span text:style-name="T87"> bits per sample, </text:span><text:span text:style-name="T85">single IFD. </text:span><text:span text:style-name="T89">Some of the data blocks in this file don't sit on 4 byte boundary offsets.</text:span></text:p>
        </text:list-item>
        <text:list-item>
          <text:p text:style-name="P166"><text:span text:style-name="T101">Block\Bad alignment Big E.tif</text:span><text:span text:style-name="T89">: Big</text:span><text:span text:style-name="T87">TIFF/A, Intel byte order, </text:span><text:span text:style-name="T86">8</text:span><text:span text:style-name="T87"> bits per sample, </text:span><text:span text:style-name="T89">single IFD. Some of the data blocks in this file don't sit on 8 byte boundary offsets, even though all blocks sit on 4 byte boundary offsets.</text:span></text:p>
        </text:list-item>
      </text:list>
      <text:p text:style-name="P167"><text:span text:style-name="T89">P</text:span><text:span text:style-name="T85">lease note that none of these files are actually </text:span><text:span text:style-name="T91">valid </text:span><text:span text:style-name="T85">TIFF/A, and, except for “</text:span><text:span text:style-name="T86">Block\Unused space E.tif”, </text:span><text:span text:style-name="T85">none of these files are actually </text:span><text:span text:style-name="T91">valid</text:span><text:span text:style-name="T85"> TIFF. They are included for testing fault tolerance, error behavior and/or conversion and compliance checking, only.</text:span></text:p>
      <text:h text:style-name="P114" text:outline-level="1">3. IFD tree</text:h>
      <text:p text:style-name="P6">In TIFF, the original historic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6">This scheme evolved in several different ways. Since the top level was actually designed to be a single-linked list of IFD structures, rather then a single IFD structure, TIFF quite naturally became a multiraster format. There was however no good way to encode and convey all possible meanings of this multiraster list. Were these different planes of the same image? Different layers? Different pages in a scan? A base image and multiple possible masks? A base image and convenient premade more manageable downsampled versions thereof? Some attempts were made to standardize specification of these intended relations between the different rasters, and some of these standards still live on today in real-life practical TIFF usage.</text:p>
      <text:p text:style-name="P6">It became clear, however, that standards could not foresee every possible multiraster relation in every possible application and encoding context. On top of that, there was a problem with compatibility between software with different levels of support for different versions of these standards. For example, software that could be instructed to "delete the second image in the list" could work perfectly fine on some TIFFs produced by fax machines even if it was limited to regarding every single IFD as an independent image, but it could equally actually corrupt data in some sense if it was applied to TIFFs that specified the second IFD to be merely a layer of an image. Things got ambiguous and complicated, decoders needed to scan ahead in order to make sure subsequent IFDs didn't impact previous ones, but most didn't and adoption was not wide-spread.</text:p>
      <text:p text:style-name="P6">It became clear that a different strategy was to be applied. Modern practical usage of TIFF regards every IFD in this top-level linked list as a single independent page of a multipage document. No raster relation is to be specified at this level, ensuring compatibility with modern decoders but also ancient naive and raster-relation-unaware decoders as well as ancient decoders that attempt to support any of these old raster relation specification standards. Any page is to be completely represented by a single raster, at this top level, thus ensuring the capability to decode and render at least that. An encoder can additionally link several lower-level single-linked IFD lists to any single IFD. For example, such an additional single-lined IFD list could contain downsampled versions of this same page, and there exists a standard tag to link exactly this IFD list. But an encoder could equally easily link a list of masks that may be applied to this page, for reasons and purposes known only in the specific context of that encoder, and it could use a private tag to do this. Decoders might limit their support to the top-level IFD image, or they might choose to use the list of downsampled versions but safely ignore the list of application-specific masks.</text:p>
      <text:p text:style-name="P6">Thus, the IFD list becomes an IFD tree. Base page relations are clear to everyone. Some additions to any particular page in the base page list, may be supported by some decoders, ignored by others. Some additions may have no meaning outside of a particular application context, but still interchange of basic page image is guaranteed and any software can safely apply any page operation such as deletion, insertion, and reordering.</text:p>
      <text:p text:style-name="P7">T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downsampled versions up to thumbnails can be important. This usage of the IFD tree is specified in the <text:span text:style-name="T1">TIFF/A</text:span> subset. Also, the <text:span text:style-name="T1">TIFF/A</text:span> auto-corrector is required to correctly interpret some of the least ambiguous old-style raster-relation specifications in input TIFFs and convert them to compliant <text:span text:style-name="T1">TIFF/A</text:span> page lists.</text:p>
      <text:p text:style-name="P7"><text:soft-page-break/>The first subsection below specifies the IFD structure. Next, we build on this and specify the <text:span text:style-name="T1">TIFF/A</text:span> IFD tree. In the final subsection, we specify this "least ambiguous old-style raster-relation specification" that is not part of the <text:span text:style-name="T1">TIFF/A</text:span> subset, but is to be understood and converted by the <text:span text:style-name="T1">TIFF/A</text:span> auto-corrector.</text:p>
      <text:p text:style-name="P6">In TIFF, this IFD organization also evolved to eventually include IFDs that don't actually specify a raster image. The most common example, is the EXIF IFD.</text:p>
      <text:p text:style-name="P7">This, too, is important in the context of the <text:span text:style-name="T1">TIFF/A</text:span> auto-corrector, even though EXIF or any non-image IFD usage is not actually a part of the <text:span text:style-name="T1">TIFF/A</text:span> subset. The auto-corrector needs to be able to understand and eliminate this type of data. This auto-correction action, too, is explained in the final subsection.</text:p>
      <text:h text:style-name="P107" text:outline-level="2"><text:bookmark text:name="4_1_the_ifd_structure"/><text:span text:style-name="T76">4</text:span>.1. The IFD structure</text:h>
      <text:p text:style-name="P6">The datatypes of the member in this structure, depend on the TIFF version (ClassicTIFF or BigTIFF). The actual members of this structure, and their meaning, does not.</text:p>
      <text:p text:style-name="P6">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here is no next IFD</text:p>
          </table:table-cell>
        </table:table-row>
      </table:table>
      <text:p text:style-name="P6"/>
      <text:p text:style-name="P6">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6"/>
      <text:p text:style-name="P6">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6"/>
      <text:p text:style-name="P6">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ext:soft-page-break/>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6"/>
      <text:p text:style-name="P6">Reading, decoding and interpreting an IFD, is a process that starts with a given file offset for this IFD. This file offset can be incorrect. It can point to a location inside the file header, or it can point to EOF or beyond EOF. This often occurs as a consequence of file truncation after partial transmition or partial download.</text:p>
      <text:p text:style-name="P6">It is often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completely specified and a user may want to retrieve them.</text:p>
      <text:p text:style-name="P6">This is why it is important for TIFF decoders and TIFF handling software in general to do proper "error attribution". A TIFF decoder layer needs to attribute this particular faulty situation to the fifth IFD, even though the actual pointer to this IFD is obtained from the final "File offset of next IFD" member of the fourth IFD, therefore allowing full access to the first four IFDs. The decoder calling code that receives an error return value upon accessing the fifth IFD, needs to be able to check whether there is an error attributed to this fifth IFD so as to be able to distinguish an IFD-local error situation, a TIFF-global error situation, and system-wide error situation like simply running out of working memory. This distinction can be vitally important in many applications. For example, it is impossible to build batch processors working on thousands of TIFF files without human supervision that both respond safely and correctly to system-wide error situations like running out of memory, and robustly to TIFF-global or IFD-local error situations. If decoders do not properly support error attribution and containment, programmers building such software tend to sacrifice the correct response to system-wide trouble and sooner or later disasters up to and including data loss may happen.</text:p>
      <text:p text:style-name="P6">Robust early error recovery and containment in TIFF decoders and applications can be quite involved. For example, an IFD-local error may occur when accessing an IFD that is a downsampled version of a particular TIFF page. In a decoder/application that aims to render that page, the correct response is to attempt decoding of the next bigger downsampled version IFD or full-sized page IFD instead. If code is set out to provide both robust and correct response, as well as full access to whatever data is accessible in one way or another, these considerations need to be part of the design on multiple levels.</text:p>
      <text:p text:style-name="P6">Any TIFF handling code needs to also check for circular IFD reference at this point. The most clearly understood circular IFD reference situation, is when the file header points to a particular IFD A as the first IFD. This IFD A in turn points to IFD B as next IFD B, and IFD B points to IFD A as the next IFD. Any code scanning through IFDs for whatever purpose may end up in an infinite loop in this situation. To protect itself from this, any TIFF decoder needs to maintain a table of IFD offsets.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If the IFD offset is incorrect, the <text:span text:style-name="T1">TIFF/A</text:span> auto-corrector and compliance checker need to issue a non-fatal warning. The auto-corrector needs to remedy the situation by zeroing out the offset to this IFD, if indeed it was read as the final member of a previous IFD. It may need to change tag data if it was read as part of an IFD offset array tag, or possibly remove a tag if it was the single item in an IFD offset array tag. A <text:span text:style-name="T1">TIFF/A</text:span> decoder needs to attribute a fatal error to this IFD locally, instead, and consistently return that error to calling code that tries to access any data or property of this <text:soft-page-break/>particular IFD.</text:p>
      <text:p text:style-name="P6">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7">A tag count that is clearly incorrect should trigger behavior in <text:span text:style-name="T1">TIFF/A</text:span> auto-corrector and compliance checker, and decoder, that is very similar to the response to bad IFD offset described earlier.</text:p>
      <text:p text:style-name="P6">A premature EOF at this stage should also trigger that same error behavior, again attributing the error to the IFD.</text:p>
      <text:p text:style-name="P7">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in section 4 (The <text:span text:style-name="T1">TIFF/A</text:span> image IFD).</text:p>
      <text:p text:style-name="P6">The second member of the tag structure, is a datatype indication. The possible values and their meaning is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text:soft-page-break/>floating point value is obtained 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6"/>
      <text:p text:style-name="P6">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It may issue a non-fatal warning, depending on the desired level of verbosity. Integer conversions should also be attempted, if the specified type is not a subset of the expected type. For example, if the ImageWidth tag specifies datatype 9 (SLong, Signed 32bit integer), and its value is <text:soft-page-break/>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 fatal error, that is attributed to this tag. Sometimes conversion is simply not defined. The ImageWidth tag could specify datatype 2 (ASCII) or datatype 5 (Rational). No conversion attempt should be made from anything non-integer (including IFD and IFD8), to anything integer, an error attributed to this tag is the only meaningful response.</text:p>
      <text:p text:style-name="P6">When a decoder expects the datatype 7 (Undefined), it should also accept datatype 1 (Byte), because many encoders mistakenly use this. Depending on the desired level of verbosity, the decoder might want to emit a non-fatal warning. No other conversion to datatype 7 (Undefined) should be ever be attempted, because it is illogical and because data could easily be corrupted due to byte order issues.</text:p>
      <text:p text:style-name="P6">When a decoder expects the datatype 5 (Rational), it should attempt to also convert from datatype 10 (SRational), and the other way around. Again, if conversion is impossible due to the actual value being out of the target datatype range, this is a tag-attributed error situation.</text:p>
      <text:p text:style-name="P6">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 If the tag is know to have an integer datatype, and it specifies the Long datatype, this Long data needs to be interpreted as integer data. </text:p>
      <text:p text:style-name="P7">However, TIFF (not <text:span text:style-name="T1">TIFF/A</text:span>) is freely extendable, custom tags can be registered and private tags can be used, so applications can encounter tags that are unknown to them. If any such unknown tag has the Long datatype, it's unclear whether or not it point to auxiliary IFDs. This problem has the potential to invalidate the functionality detailed in section 2 (Data block order, location, and organizatio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o a single multipage file, or the other way around.</text:p>
      <text:p text:style-name="P6">BigTIFF is relatively new, but it's expected the Long/IFD issue will probably persist and we'll likely find there will be a similar Long8/IFD8 issue in the near future.</text:p>
      <text:p text:style-name="P6">In TIFF, this problem can only be solved in a heuristic manner. T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data pointed to by the tag if taken to be IFD, should be examined. If this data makes for a sensible IFD structure, it probably is.</text:p>
      <text:p text:style-name="P7">In valid <text:span text:style-name="T1">TIFF/A</text:span>, this problem does not exist, because <text:span text:style-name="T1">TIFF/A</text:span> is not extendable. It contains only the tags specified in section 4 (The <text:span text:style-name="T1">TIFF/A</text:span> image IFD), so all tags are known. Furthermore, in valid <text:span text:style-name="T1">TIFF/A</text:span>, the datatypes 13 (IFD) and 18 (IFD8) are the only datatypes allowed for tags that point to auxiliary IFDs.</text:p>
      <text:p text:style-name="P7">A <text:span text:style-name="T1">TIFF/A</text:span> auto-corrector or compliance checker can encounter unknown tags with datatype 4 (Long) or 16 (Long8). However, its response should be similar, whether this tag is actually intended to contain an integer value or IFD value. <text:span text:style-name="T1">TIFF/A</text:span> is not extendable, custom and private tags are not valid. All valid <text:span text:style-name="T1">TIFF/A</text:span> tags are specified in this document, and therefore the unknown tag should be removed. The auto-corrector and compliance checker also perform a file offset range usage analysis, detailed in section 2 (Data block order, location, and organization). If this removed tag is intended to point to an IFD, an unused range or unused ranges will be detected, and the <text:span text:style-name="T1">TIFF/A</text:span> <text:soft-page-break/>auto-corrector will repack the file more densely. All trace of the unsupported auxiliary IFD will therefore be removed.</text:p>
      <text:p text:style-name="P7">Some datatypes are not actually valid for any of the <text:span text:style-name="T1">TIFF/A</text:span> tags. They are thus marked "not defined in <text:span text:style-name="T1">TIFF/A</text:span>".</text:p>
      <text:p text:style-name="P7">Wherever a <text:span text:style-name="T1">TIFF/A</text:span> decoder sees one datatype and expects another, and any of above conversion rules apply, the <text:span text:style-name="T1">TIFF/A</text:span> auto-corrector should change the datatype so that it matches what is expected, and change the actual data accordingly if source and target datatype are not binary compatible. The decoder may or may not wish to emit a non-fatal warning, depending on the desired level of verbosity. The auto-corrector and compliance checker should emit a non-fatal warning.</text:p>
      <text:p text:style-name="P7">Wherever a <text:span text:style-name="T1">TIFF/A</text:span> decoder sees one datatype and expects another, and no conversion rule specified here can be used, this is to be regarded as an error attributed to the tag. Accessing the tag's data is impossible.</text:p>
      <text:p text:style-name="P6">Again, the notion of error attribution is important. Individual tags may not have a vital impact on other parts of the data, and a decoder should always support the best possible access to whatever data is accessible without error. For example, while an error in the ImageWidth tag will logically result in image data being inaccessible, an error in the XResolution tag should not impact access to pixel array color data, and an error in the Software tag that specifies the name of the encoding software should impact nothing other then access to this Software tag.</text:p>
      <text:p text:style-name="P6">Following the tag datatype specifier, is the integer specification of the number of values in the tag data. The tag data is regarded an array of datatype. If it's a single element, it's simply an array of length 1.</text:p>
      <text:p text:style-name="P6">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structure. If it's smaller then the byte length of a file offset, it's encoded in the lower portion of this final member. Meaning, the bytes in this member that have the highest file offsets, are not used.</text:p>
      <text:p text:style-name="P6">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7">If a premature EOF is encountered before all tags can be read, a decoder may or may not issue a non-fatal warning, but should attempt to make due with the tags that can successfully be read. The <text:span text:style-name="T1">TIFF/A</text:span> auto-corrector and compliance checker should emit a non-fatal warning. The auto-corrector is required to change the number of tags in this IFD, the value in the very first member of this IFD structure, so as to reflect the number of tags that can be retrieved.</text:p>
      <text:p text:style-name="P6">This can easily lead lead to more warning and error situation at a later stage, when the IFD is to be interpreted as an image. However, it's also entirely possible that the image data is still accessible, and a decoder should aim to provide maximum access in any error situation.</text:p>
      <text:p text:style-name="P6">The TIFF specification states that tag identification codes in an IFD should be unique, and written in ascending order. It's easily understood that tag identification codes ought to be unique, it simply does not make sense to have multiple ImageWidth specifications. The ascending order, may not conceptually be required, but it's simply part of the TIFF specification.</text:p>
      <text:p text:style-name="P6">A decoder should be prepared to deal with multiple occurrences of the same tag, and order of tags. In the interest of uniform response to unexpected situations, it is required that a decoder that sees multiple instances of the same tag inside a single IFD, holds on to the first instance and ignores all subsequent instances. It may or may not issue a non-fatal warning.</text:p>
      <text:p text:style-name="P14">The <text:span text:style-name="T1">TIFF/A</text:span> auto-corrector and compliance checker are required to issue warnings when faced with <text:soft-page-break/>this situation. The auto-corrector is required to properly sort the tags in ascending order, if they are not, and to remove all ignored subsequent instances of the same tag. If the latter operation is required, the size of the IFD structure will be impacted, unused space inside the file will be a consequence, and the auto-corrector will need to repack as detailed in section 2.</text:p>
      <text:p text:style-name="P6">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 should be issues, as the error is local to the next IFD and handling it is postponed until the IFD decoding process of that next IFD starts. This is detailed near the top of this section 3.1 (The IFD structure).</text:p>
      <text:p text:style-name="P7">If a premature EOF is encountered at this stage, a decoder may or may not emit a warning, and behave as if this file offset to the next IFD is 0. The <text:span text:style-name="T1">TIFF/A</text:span> auto-corrector and compliance checkers should emit a non-fatal warning. The auto-checker needs to correct the situation, ensuring a value of 0 is written as a valid file offset to the next IFD.</text:p>
      <text:p text:style-name="P6">This premature EOF situation before the file offset to the next IFD can be read, is logically also triggered if a premature EOF was encountered at an earlier stage, during reading of the tag structure array. Decoder, auto-checker and compliance checker need to ensure they do not emit an additional warning in this case as a proper warning altering to this situation was already issued. The auto- corrector does of course need to ensure a valid file offset 0 is appended.</text:p>
      <text:p text:style-name="P6">The situation with premature EOF before this final member of the IFD structure is relatively frequently encountered in real-life TIFF files. Often times, when encoders support single-raster TIFFs only, the IFD structure is the very last part of the file. When the encoder designer simply forgets the notion of pointer to the next IFD, it is unlikely non-verbose decoders report any problem with the encoder's output, and the bug goes unnoticed.</text:p>
      <text:p text:style-name="P9">ddd insert note on IFD array/list confusion here???</text:p>
      <text:h text:style-name="P108" text:outline-level="2">3.2. The <text:span text:style-name="T1">TIFF/A</text:span> IFD tree</text:h>
      <text:p text:style-name="P10">Every IFD in a TIFF/A file is required to be an image IFD, as specified in section 4 (The TIFF/A image IFD).</text:p>
      <text:p text:style-name="P52"><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0">An IFD in the main single-linked list can point to child IFDs using the SubIFDs tag. Every child IFD contains the same image data, but image dimensions (meaning, horizontal and vertical pixel count) and/or colorspace specification should be different.</text:p>
      <text:p text:style-name="P53"><text:span text:style-name="T3">In TIFF/A, it is highly recommended, though not absolutely required, to include a full list of SubIFDs for every image, starting with a same-size 8 bit per channel sRGB SubIFD if an only if the colorspace o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5">These 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1">The following are examples of this SubIFD recommendation.</text:p>
      <text:p text:style-name="P54"><text:soft-page-break/>Example 1.</text:p>
      <text:p text:style-name="P11"><text:tab/>Main list IFD: 4000x6000 pixels, 16 bits per channel sRGB</text:p>
      <text:p text:style-name="P11"><text:tab/>SubIFD 0: 4000x6000 pixels, 8 bits per channel sRGB</text:p>
      <text:p text:style-name="P11"><text:tab/>SubIFD 1: 1000x1500 pixels, 8 bits per channel sRGB</text:p>
      <text:p text:style-name="P11"><text:tab/>SubIFD 2: 250x375 pixels, 8 bits per channel sRGB</text:p>
      <text:p text:style-name="P11">Example 2</text:p>
      <text:p text:style-name="P11"><text:tab/>Main list IFD: 4000x6000 pixels, 8 bits per channel sRGB</text:p>
      <text:p text:style-name="P11"><text:tab/>SubIFD 0: 1000x1500 pixels, 8 bits per channel sRGB</text:p>
      <text:p text:style-name="P11"><text:tab/>SubIFD 1: 250x375 pixels, 8 bits per channel sRGB</text:p>
      <text:p text:style-name="P11">Example 3:</text:p>
      <text:p text:style-name="P11"><text:tab/>Main list IFD: 400x290 pixels, 8 bits per channel sRGB</text:p>
      <text:p text:style-name="P8">Many naive TIFF decoders, converters and renderers support only th<text:span text:style-name="T19">e </text:span>main list IFD<text:span text:style-name="T19">s</text:span>. They see only the correct full-sized and full-precision page IFDs in specified TIFF/A page and <text:span text:style-name="T22">ignore the </text:span>SubIFD organization. <text:span text:style-name="T19">Meaning, n</text:span>o support for any old-style raster relation specification nor for the new-style SubIFD tag nor for the TIFF/A recommendation is required <text:span text:style-name="T22">from </text:span>TIFF decoders, converters and renderers to at least arrive at correct results <text:span text:style-name="T19">when decoding a TIFF/A file</text:span>.</text:p>
      <text:p text:style-name="P8">A naive TIFF decoder that attempts to support any of the old-style raster relation specifications of TIFF, <text:span text:style-name="T19">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21">r</text:span> relation specifications.</text:p>
      <text:p text:style-name="P8">Any TIFF decoder that does support the SubIFDs tag, will not merely arrive at correct results, <text:span text:style-name="T19">but also see the downsamples in size and possibly colorspace, and make use of these as it sees fit.</text:span></text:p>
      <text:p text:style-name="P12">Though not absolutely required, a TIFF/A decoder is highly recommended to support the SubIFDs tag and make proper use of premade downsampled images. In a rendering context, it's recommended a TIFF/A decoder works from the smallest possible raster that is at least as wide and as high as the target output, delivering the fastest possible result with the least possible IO and processing need<text:span text:style-name="T21">s</text:span>, and only limited negative impact on rendering quality. In an asynchronous progressive rendering context, it's recommended a TIFF/A decoder and renderer works from the full-sized and full-precision main-list IFD in a subsequent pass, delivering the highest quality attainable.</text:p>
      <text:p text:style-name="P13">When a TIFF/A auto-corrector or compliance checker sees a SubIFD list with parts that do not conform to the above scheme, or finds parts of the list or the complete SubIFD tag and list missing when in fact is is recommended in above scheme, it needs to emit a non-fatal warning. The auto-corrector needs to present the option to rebuild the SubIFD list compliant to above recommended scheme, but it should not do so without user confirmation, highlighting the status of the above as being merely a (firm) recommendation, and not an absolute requirement.</text:p>
      <text:p text:style-name="P15">If such action requires an addition of the SubIFD tag, the IFD will no longer fit in its original position, and relinking to a newly allocated appended position will be required. In this case, as well as when existing SubIFD downsamples are removed because they do not conform to the above, unused space inside the file will be a consequence, and the auto-corrector will need to repack as detailed in section 2 <text:span text:style-name="T22">(Data block order, location, and organization)</text:span>.</text:p>
      <text:h text:style-name="P108" text:outline-level="2"><text:soft-page-break/>3.3. IFD relations outside the scope of the <text:span text:style-name="T1">TIFF/A</text:span> subset to be interpreted and converted by the <text:span text:style-name="T1">TIFF/A</text:span> auto-corrector</text:h>
      <text:p text:style-name="P16">When a TIFF/A auto-corrector or compliance checker sees a main list IFD with either the tag 255 (SubfileType) with type 3 (Short, unsigned 16bit integer), count 1 and single value 2 (reduced-resolution image data), or tag 254 (NewSubfileType) with type 4 (Long, unsigned 32bit integer), count 1 and single value 1 (reduced- resolution version of another image in this TIFF file), or both, it needs to issue a warning that very likely <text:span text:style-name="T23">this IFD is part of </text:span>an old-style ambiguous way to include premade downsamples <text:span text:style-name="T23">in the TIFF file</text:span>. The auto-corrector needs to unlink this IFD from the list, resulting in unused ranges <text:span text:style-name="T23">and </text:span>the usual consequences. </text:p>
      <text:p text:style-name="P16">The compliance checker needs to ignore this IFD beyond emitting the said warning, otherwise a bunch of additional warnings would be emitted in a later stage (for example, the fact that invalid tags 255 and/or 254 are used), and these additional warnings are not quite to the point. An auto-corrector that is interactive and presents all auto-correction actions as options will also need to ignore the IFD beyond the said primary diagnosis, for the same reasons.</text:p>
      <text:p text:style-name="P18">This action is prescribed only when all of the said conditions are met. For example, it is not the correct response to IFDs that are not in the main single-linked list. If not all of the said conditions are met, whatever condition remains needs to be dealt with in the more generic manner specified elsewhere in this document. For example, if a SubIFD (an IFD linked in a list that is started with an offset in a SubIFDs tag) contains either of both of these tags with said type, count and value, the more generic response in dealing with invalid tags is required. This IFD would not get unlinked or otherwise ignored in the auto-correction or compliance checking process, the complete SubIFD list including this IFD will be subjected to the checks and actions specified in section 3.2 (The <text:span text:style-name="T1">TIFF/A</text:span> IFD tree), etc.</text:p>
      <text:p text:style-name="P19">A complete history lesson on the origins and practical usage of these tags and all old-style IFD relation specifications is clearly beyond the scope of this TIFF/A specification. It's important to note however that with above guideline the auto-corrector and compliance checker will respond appropriately in the vast majority of practical real-life TIFF files that attempt to use any of the old-style schemes in a reasonably unambiguous manner.</text:p>
      <text:p text:style-name="P17"/>
      <text:p text:style-name="P17"/>
      <text:h text:style-name="P113" text:outline-level="1">4. The <text:span text:style-name="T1">TIFF/A</text:span> image IFD</text:h>
      <text:h text:style-name="P109" text:outline-level="2">4.1 Image dimensions</text:h>
      <text:p text:style-name="P55">The ImageWidth and ImageLength tags are mandatory in any TIFF/A IFD.</text:p>
      <text:p text:style-name="P55">ImageWidth</text:p>
      <text:p text:style-name="P66">Tag identification code<text:tab/><text:tab/>256</text:p>
      <text:p text:style-name="P66">Type<text:tab/><text:tab/><text:tab/><text:tab/><text:tab/><text:span text:style-name="T26">3 </text:span>(Short, unsigned 16bit integer)</text:p>
      <text:p text:style-name="P66"><text:tab/><text:tab/><text:tab/><text:tab/><text:tab/><text:span text:style-name="T26">4 </text:span>(Long, unsigned 32bit integer) </text:p>
      <text:p text:style-name="P66">Count<text:tab/><text:tab/><text:tab/><text:tab/><text:tab/>1</text:p>
      <text:p text:style-name="P55">ImageLength</text:p>
      <text:p text:style-name="P66">Tag identification code<text:tab/><text:tab/>257</text:p>
      <text:p text:style-name="P66">Type<text:tab/><text:tab/><text:tab/><text:tab/><text:tab/><text:span text:style-name="T26">3 </text:span>(Short, unsigned 16bit integer)</text:p>
      <text:p text:style-name="P66"><text:tab/><text:tab/><text:tab/><text:tab/><text:tab/><text:span text:style-name="T26">4 </text:span>(Long, unsigned 32bit integer) </text:p>
      <text:p text:style-name="P66">Count<text:tab/><text:tab/><text:tab/><text:tab/><text:tab/>1</text:p>
      <text:p text:style-name="P72">The absence of either of these tags <text:span text:style-name="T24">with correct or convertible type and sensible value (i.e. not 0)</text:span>, results in an IFD-<text:span text:style-name="T27">image</text:span> error. A TIFF/A auto-corrector or compliance checker should emit this IFD-<text:span text:style-name="T27">image</text:span> error. The auto-corrector can offer to recover the file, at least, by unlinking this IFD.</text:p>
      <text:p text:style-name="P78">For most TIFF/A applications, there is no practical difference between an IFD-local error, and an IFD-image error. Most applications seek access to the IFD image data, and will want to respond and recover in the same manner, whether the an error is caused on the IFD level (for example, IFD offset beyond EOF, or clearly incorrect number of tags), or the IFD-image level (for example, absence of ImageWidth tag). The difference does matter <text:span text:style-name="T28">to </text:span>applications that aim to provide insight in a TIFF file by enumerating IFDs and tags <text:span text:style-name="T28">for user inspection</text:span>, and rendering <text:span text:style-name="T28">the encoded </text:span>images, both. An IFD-local error signals to such an application that tags are completely inaccessible, <text:span text:style-name="T28">and no image can be rendered. An IFD-image level error, on the other hand, whilst still implying that no image can be rendered, does allow access to the tag array and tag values, which would be particularly interesting to the user of such an application in this IFD-image error situation.</text:span></text:p>
      <text:p text:style-name="P79">Meaning, this specification continues to accurately distinguish IFD-local and IFD-image error situations, but most TIFF/A applications will want to implement both with a single code path.</text:p>
      <text:p text:style-name="P72">The XResolution, YResolution, and ResolutionUnit tags, if present, provide an indication of some physical size or at the very least a pixel aspect ratio. This can be the physical size of the original document, if this document is scanned. It may also be merely some guideline for intended physical printing size.</text:p>
      <text:p text:style-name="P72">XResolution</text:p>
      <text:p text:style-name="P66">Tag identification code<text:tab/><text:tab/>282</text:p>
      <text:p text:style-name="P66">Type<text:tab/><text:tab/><text:tab/><text:tab/><text:tab/><text:span text:style-name="T26">5 </text:span>(Rational, structure of 2 unsigned 32bit integers)</text:p>
      <text:p text:style-name="P66">Count<text:tab/><text:tab/><text:tab/><text:tab/><text:tab/>1</text:p>
      <text:p text:style-name="P72">YResolution</text:p>
      <text:p text:style-name="P66">Tag identification code<text:tab/><text:tab/>283</text:p>
      <text:p text:style-name="P66">Type<text:tab/><text:tab/><text:tab/><text:tab/><text:tab/><text:span text:style-name="T26">5 </text:span>(Rational, structure of 2 unsigned 32bit integers)</text:p>
      <text:p text:style-name="P66">Count<text:tab/><text:tab/><text:tab/><text:tab/><text:tab/>1</text:p>
      <text:p text:style-name="P72"><text:soft-page-break/>ResolutionUnit</text:p>
      <text:p text:style-name="P66">Tag identification code<text:tab/><text:tab/>296</text:p>
      <text:p text:style-name="P66">Type<text:tab/><text:tab/><text:tab/><text:tab/><text:tab/><text:span text:style-name="T26">3 </text:span>(Short, unsigned 16bit integer)</text:p>
      <text:p text:style-name="P66">Count<text:tab/><text:tab/><text:tab/><text:tab/><text:tab/>1</text:p>
      <text:p text:style-name="P66">Default<text:tab/><text:tab/><text:tab/><text:tab/>2 (Pixels per inch)</text:p>
      <text:p text:style-name="P72">If either the XResolution or the YResolution tag <text:span text:style-name="T24">with correct or convertible type and sensible value (i.e. not 0) </text:span>is not present in an IFD, <text:span text:style-name="T24">an aspect ratio of 1.0 is to be assumed and no further information on physical is present. Aspect ration of 1.0, also known as “square aspect ratio”, means that the width of a single pixel is equal to its height.</text:span></text:p>
      <text:p text:style-name="P73">If both the XResolution and the YResolution tags with correct or convertible type and sensible value are present, and the ResolutionUnit tag is not, the unit of resolution is assumed to be pixels per inch. If the ResolutionUnit tag is present, has a correct or convertible type, then any of the following values in that tag overrides the pixels per inch assumption.</text:p>
      <text:p text:style-name="P73"><text:tab/>1<text:tab/>No absolute unit of measurement. XResolution and YResolution, taken together, merely encode an aspect ratio that may be non-square.</text:p>
      <text:p text:style-name="P73"><text:tab/>2<text:tab/>The unit of the XResolution and YResolution is pixels per inch</text:p>
      <text:p text:style-name="P73"><text:tab/>3<text:tab/>The unit of the XResolution and YResolution is pixels per centimeter</text:p>
      <text:p text:style-name="P74">From this decoder behavior, the desired TIFF/A encoder behavior is easily derived. If all that is known to the encoder at the time of encoding, is a square aspect ratio, it should not emit any of the XResolution, YResolution, ResolutionUnit tags. If it chooses to encode physical dimensions, in inches, it can do so by emitting proper values for the XResolution and YResolution tags. It can choose to either not include the ResolutionUnit tag, which is recommended, or emit the ResolutionUnit tag with single value 2. If it chooses to encode physical dimensions, in centimeters, it should emit proper values for the XResolution and YResolution tags, and include the ResolutionUnit tag with value 3. <text:span text:style-name="T25">Finally, encoding an aspect ratio with no further indication as to physical dimensions should be done by emitting some appropriate value for XResolution and YResolution, and emitting value 1 for ResolutionUnit. The latter does of course include a degree of freedom, the aspect ratio XResolution/YResolution=1/2 equals XResolution/YResolution=2/4.</text:span></text:p>
      <text:p text:style-name="P75">The shortest path for TIFF/A auto-corrector or compliance checker is to first decode the resolution information as any decoder would. Next, it's relatively easy to check if there's an encoder option for this information that leads to exactly what's present in the IFD. If not, a non-fatal warning is to be presented, and the auto-corrector is required to replace anything that is encoded in XResolution, YResolution, and ResolutionUnit.</text:p>
      <text:h text:style-name="Heading_20_2" text:outline-level="2">4.2 Image colorspace</text:h>
      <text:p text:style-name="P56">The colorspace specification in a TIFF/A image IFD is derived from a multitude of tags.</text:p>
      <text:p text:style-name="P56">BitsPerSample</text:p>
      <text:p text:style-name="P67">Tag identification code<text:tab/><text:tab/>25<text:span text:style-name="T26">8</text:span></text:p>
      <text:p text:style-name="P67">Type<text:tab/><text:tab/><text:tab/><text:tab/><text:tab/><text:span text:style-name="T26">3 </text:span>(Short, unsigned 16bit integer)</text:p>
      <text:p text:style-name="P68">Count<text:tab/><text:tab/><text:tab/><text:tab/><text:tab/><text:span text:style-name="T27">SampleCount (see below)</text:span></text:p>
      <text:p text:style-name="P76">PhotometricInterpretation</text:p>
      <text:p text:style-name="P67">Tag identification code<text:tab/><text:tab/>2<text:span text:style-name="T26">62</text:span></text:p>
      <text:p text:style-name="P67">Type<text:tab/><text:tab/><text:tab/><text:tab/><text:tab/><text:span text:style-name="T26">3 </text:span>(Short, unsigned 16bit integer)</text:p>
      <text:p text:style-name="P67">Count<text:tab/><text:tab/><text:tab/><text:tab/><text:tab/><text:span text:style-name="T26">1</text:span></text:p>
      <text:p text:style-name="P76"><text:soft-page-break/>SamplesPerPixel</text:p>
      <text:p text:style-name="P67">Tag identification code<text:tab/><text:tab/><text:span text:style-name="T26">277</text:span></text:p>
      <text:p text:style-name="P67">Type<text:tab/><text:tab/><text:tab/><text:tab/><text:tab/><text:span text:style-name="T26">3 </text:span>(Short, unsigned 16bit integer)</text:p>
      <text:p text:style-name="P67">Count<text:tab/><text:tab/><text:tab/><text:tab/><text:tab/><text:span text:style-name="T26">1</text:span></text:p>
      <text:p text:style-name="P76">ExtraSamples</text:p>
      <text:p text:style-name="P67">Tag identification code<text:tab/><text:tab/><text:span text:style-name="T26">338</text:span></text:p>
      <text:p text:style-name="P67">Type<text:tab/><text:tab/><text:tab/><text:tab/><text:tab/><text:span text:style-name="T26">3 </text:span>(Short, unsigned 16bit integer)</text:p>
      <text:p text:style-name="P67">Count<text:tab/><text:tab/><text:tab/><text:tab/><text:tab/><text:span text:style-name="T26">Detailed below</text:span></text:p>
      <text:p text:style-name="P76">SampleFormat</text:p>
      <text:p text:style-name="P67">Tag identification code<text:tab/><text:tab/><text:span text:style-name="T26">339</text:span></text:p>
      <text:p text:style-name="P67">Type<text:tab/><text:tab/><text:tab/><text:tab/><text:tab/><text:span text:style-name="T26">3 </text:span>(Short, unsigned 16bit integer)</text:p>
      <text:p text:style-name="P68">Count<text:tab/><text:tab/><text:tab/><text:tab/><text:tab/><text:span text:style-name="T27">SampleCount (see below)</text:span></text:p>
      <text:p text:style-name="P77">A decoder should first investigate the PhotometricInterpretation tag. This tag is mandatory in TIFF and TIFF/A. There is no default value, and without this tag no sensible interpretation of the image data is possible. <text:span text:style-name="T28">Absence of this tag with correct or convertible datatype and correct count of 1 implies an IFD-image error.</text:span></text:p>
      <text:p text:style-name="P77">The PhotometricInterpretation tag provides some indication of “colorspace family”. In TIFF/A, the single only valid value is 2, meaning the colorspace is sRGB.</text:p>
      <text:p text:style-name="P77">From this tag value, any TIFF decoder should derive a value for what is henceforth called “BaseSampleCount”. This is the number of samples per pixel that are <text:span text:style-name="T27">implied by the image colorspace. As this colorspace is always sRGB in TIFF/A, BaseSampleCount is always 3.</text:span></text:p>
      <text:p text:style-name="P78">A decoder should next investigate the SamplesPerPixel tag. This tag i<text:span text:style-name="T30">s</text:span> mandatory in TIFF/A, because in TIFF it's specified to have a default value 1 that cannot ever be a valid value in TIFF/A. The value of the SamplesPerPixel tag is to be read, and is henceforth called “SampleCount”.</text:p>
      <text:p text:style-name="P79">If SampleCount does not equal or exceed BaseSampleCount, this is an IFD-image error situation.</text:p>
      <text:p text:style-name="P79">Next a decoder is to derive a value for what is henceforth called “ExtraSampleCount”, from the presence and count of the ExtraSamples tag. If this tag is not present <text:span text:style-name="T29">with correct or convertible datatype</text:span>, ExtraSampleCount is set to 0. If it is present, ExtraSampleCount should be set to the value count of the ExtraSamples tag.</text:p>
      <text:p text:style-name="P79">At this point, BaseSampleCount+ExtraSampleCount should equal SampleCount. <text:span text:style-name="T29">If it does not, this is an IFD-image error situation.</text:span></text:p>
      <text:p text:style-name="P80">If the decoder survives up to this point without throwing an IFD-image error, it has a basic understanding of the color image data encoded in this IFD, and it's ready to try and derive a more thorough conclusion on the pixel color datatype.</text:p>
      <text:p text:style-name="P80">It needs to next investigate the BitsPerSample tag. This tag is <text:span text:style-name="T27">mandatory in TIFF/A, because in TIFF it's specified to have a default value of 1 that cannot ever be a valid value in TIFF/A. </text:span>Absence of this tag with correct or convertible datatype implies an IFD-image error.</text:p>
      <text:p text:style-name="P80">The BitsPerSample tag should encode the number of bits, as a separate independent value for each of the samples in the image data. Meaning, an sRGB image IFD with BaseSampleCount=3 and ExtraSampleCount=0, should have a BitsPerSample tag with 3 values. More generally, the count of the BitsPerSample tag should equal SampleCount.</text:p>
      <text:p text:style-name="P80">However, in real-life TIFF a relatively common encoder mistake is to specify a single value for the BitsPerSample tag. If this is the case, a decoder should emit a non-fatal warning, and proceed as if <text:soft-page-break/>the BitsPerSample tag did contain SampleCount values, with each value equal to the single actually given value.</text:p>
      <text:p text:style-name="P81">If the BitsPerSample value count is different from 1 and different from SampleCount, this is an IFD-image error.</text:p>
      <text:p text:style-name="P81">Next up, the decoder reads the actual BitsPerSample values. Whilst TIFF does allow different channels or samples to have different bitcounts, encoder and decoder support for this feature is very rare. TIFF/A requires all channels to have identical bitcounts, and the possible bitcount values are limited to 8, 16, 32 and 64. If the bitcount values are not identical, or they are but they differ from said values, a TIFF/A decoder is allowed to treat this as an IFD-image error.</text:p>
      <text:p text:style-name="P81">The decoder needs to also examine the SampleFormat tag. The SampleFormat tag further specifies the datatype of the image pixel color data. TIFF/A allows value 1 for unsigned integer data, and value 3 for IEEE floating point data. TIFF and TIFF/A both specify a default value of 1 (unsigned integer data), so if the SampleFormat tag is absent a SampleFormat value of 1 is to be assumed.</text:p>
      <text:p text:style-name="P81">The SampleFormat count is treated in the same manner as the BitsPerSample count. In short, the only valid count is SampleCount. A count of 1 is tolerated, it may result in a non-fatal warning depending on the desired level of verbosity in the decoder but it is next dealt with as if the count was SampleCount and all values were identical to the single value that is present. Any other <text:span text:style-name="T31">SampleFormat </text:span>tag count is an IFD-image error.</text:p>
      <text:p text:style-name="P81">Again, TIFF does allow different channels or samples to have different SampleFormat values. Again, encoder and decoder support for this feature is very rare, and files that actually use this do not guarantee good <text:span text:style-name="T31">real-life </text:span>data interchange. And <text:span text:style-name="T31">finally, </text:span>again, TIFF/A requires all channels to have identical SampleFormat values.</text:p>
      <text:p text:style-name="P81">In TIFF/A, a uniform BitsPerSample value of 8 or 16 can only be combined with a uniform SampleFormat value of 1 (unsigned integer data). A uniform BitsPerSample value of 32 or 64 can only be combined with a uniform SampleFormat value of 3 (IEEE floating point data). <text:span text:style-name="T31">A TIFF/A decoder is allowed to treat any other combination as an IFD-image error.</text:span></text:p>
      <text:p text:style-name="P82">If ExtraSampleCount is 0, then, at this point, the decoder has a complete understanding of the image colorspace. If It's not, it needs to take a second peek at the ExtraSamples tag.</text:p>
      <text:p text:style-name="P82">We've already checked the presence of the ExtraSamples tag, and its count. If ExtraSampleCount is not 0, and we arrive at this point without error, the ExtraSamples tag is present and its count is correct and equal to ExtraSampleCount. The ExtraSamples tag contains an indication of meaning or intent, per image channel beyond those that are implied by the colorspace. For instance, in a 5 channel sRGB image, ExtraSampleCount is 2, and the ExtraSamples tag will indicate what those 2 extra channels or samples actually represent.</text:p>
      <text:p text:style-name="P82">In TIFF/A, the allowed values for this tag are 0 for unspecified data, and 2 for unassociated alpha data. TIFF additionally allows 1 for associated alpha data, also known as precomputed alpha. This feature is rarely used, and we recommend treating it as an IFD-image error in TIFF/A as it does not convert to “normal” uncomputed alpha without major loss when alpha values are small, and arbitrary color (or total loss, depending on your viewpoint) when alpha values are 0.</text:p>
      <text:p text:style-name="P82">If a decoder sees any other values in this tag, it may or may not want to emit a non-fatal warning, depending on the desired level of verbosity, and next treat that value as if it were 0 (unspecified data).</text:p>
      <text:p text:style-name="P83">Multiple alpha channels are possible. For example, these alpha channels can implement masks, each selecting some meaningful parts of the image. Multiple unspecified channels are possible. Alpha channels and unspecified channels may be present in any order.</text:p>
      <text:p text:style-name="P83">Without application-specific context, a naive TIFF/A renderer is recommended to take the first alpha channel as a true transparency mask, if there is at least one alpha channel. A naive renderer <text:soft-page-break/>would be correct to completely ignore any unspecified channels, as well as any alpha channel beyond the first one.</text:p>
      <text:p text:style-name="P83">Typical usage scenario's for unspecified channels are elevation data in geospatial imagery, x-ray data in scans of painting, etc...</text:p>
      <text:p text:style-name="P84">With unsigned integer sample formats, sRGB is encoded as expected, meaning RGB(0,0,0) is black and RGB(x,x,x) with x representing the maximum integer value that fits the sample formats (either 255 or 65535), is white.</text:p>
      <text:p text:style-name="P84">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needs to remain inside that sRGB gamut.</text:p>
      <text:p text:style-name="P84">Uncomputed alpha is required to be encoded with the same range. Meaning, integer alpha 0 and floating point alpha 0.0 is fully transparent. Integer alpha x with x representing the maximum integer value that fits the sample formats (either 255 or 65535), and floating point alpha 1.0 is fully opaque.</text:p>
      <text:p text:style-name="P85">In application-specific extra samples, the range may depend on the particular application. Still, it is highly recommended to make sure the range makes some sense when naive viewers render the single application-specific channel as if it were a single linear<text:span text:style-name="T34"> </text:span>brightness channel with above specified ranges. </text:p>
      <text:p text:style-name="P85">For example, when encoding a floating point elevation data channel in a geospatial application, one may be mistakenly tempted to equate 0.0 to sea level and 1.0 to one metric unit <text:span text:style-name="T33">of elevation </text:span>like for example 1 meter. This would however result in 99.9% of <text:span text:style-name="T33">usual elevation channel data </text:span>being out of the range <text:span text:style-name="T33">expected by </text:span>a naive viewer that is unaware of your application and convention, and you'd be unable to use TIFF analysis tools to quickly view and visually <text:span text:style-name="T33">inspect </text:span>the channel, extract the channel into a linear<text:span text:style-name="T34"> brightness </text:span>image and do some quick imaging operations with <text:span text:style-name="T33">general imaging tools </text:span>that are unaware of your particular application, etc. <text:span text:style-name="T33">This being a mere application-specific convention anyway, it is usually much more sensible to equate 0.0 and 1.0 to the foreseeable “normally expected” minimum and maximum elevation, respectively, whilst still being able to go outside this range for the less expected data.</text:span></text:p>
      <text:p text:style-name="P86">The TIFF/A compliance checker is required to emit an IFD-image error whenever specified above as being the appropriate response in the context of a decoder. It is <text:span text:style-name="T35">also </text:span>required to emit any warning that is optional in the context of a decoder.</text:p>
      <text:p text:style-name="P87">The TIFF/A auto-corrector is required to rewrite tags in the warning situations, to more correctly comply with TIFF/A. The auto-corrector is allowed to emit IFD-image errors in the situations a compliant TIFF/A decoder is required to do so. It is also allowed to go beyond this level of functionality and convert a wider range of TIFF to correct TIFF/A. A few examples should clarify...</text:p>
      <text:list xml:id="list2828827103084369638" text:style-name="L9">
        <text:list-item>
          <text:p text:style-name="P171">If a TIFF/A decoder sees a single-value BitsPerSample tag, it's allowed to emit a warning depending on the desired level of decoder verbosity, and should next proceed as if the BitsPerSample tag contains the valid number of values. Therefore, a compliance checker is required to emit a warning, and should next proceed as if the BitsPerSample tag contains the valid number of values. The auto-corrector is required to emit a warning, and rewrite the tag to contain the valid number of values. The TIFF/A compliant encoder, of course, should simply write the correct number of values.</text:p>
        </text:list-item>
        <text:list-item>
          <text:p text:style-name="P171">If the PhotometricInterpretation tag is not found, the TIFF/A decoder cannot deal with the situation and is required to issue an IFD-image error. So is the compliance checker. A minimally functional TIFF/A auto-corrector is allowed to exhibit the same behavior. A more elaborate auto-corrector may emit a warning describing the situation, and try and check other tags, detect known output of badly behaving TIFF encoders, and draw conclusions <text:soft-page-break/>from that in order to <text:span text:style-name="T36">guess the PhotometricInterpretation and </text:span>make sense of the IFD nonetheless, and convert it to a valid TIFF/A IFD.</text:p>
        </text:list-item>
        <text:list-item>
          <text:p text:style-name="P171">When confronted with grayscale data, or single bit per pixel old-school fax data, or YCbCr data usually found in JPEG compressed TIFFs, that is invalid in TIFF/A and beyond the scope of this TIFF/A specification, a decoder is required to issue an IFD-image level error as a consequence of a TIFF/A invalid value of the PhotometricInterpretation tag. A minimally functional TIFF/A auto-corrector will issue the same IFD-image level error, whilst a more functional TIFF/A auto-corrector may actually go the extra mile, emit a warning instead of an error, and convert to a valid TIFF/A sRGB IFD.</text:p>
        </text:list-item>
      </text:list>
      <text:p text:style-name="P57">It follows that while this TIFF/A specification does aim to fully specify the minim<text:span text:style-name="T37">um</text:span> functionality <text:span text:style-name="T37">required </text:span>in a compliant TIFF/A auto-corrector, the full functionality of a more elaborate auto-corrector is not within the scope of this document.</text:p>
      <text:h text:style-name="P107" text:outline-level="2">4.3 Raster organization</text:h>
      <text:p text:style-name="P27">A decoder is to interpret image dimensions and colorspace before it can attempt to derive raster organization. See sections 4.1 (Image dimensions) and 4.2 (Image colorspace).</text:p>
      <text:p text:style-name="P27">In TIFF and TIFF/A, the following tags define raster organization.</text:p>
      <text:p text:style-name="P58">Orientation</text:p>
      <text:p text:style-name="P69">Tag identification code<text:tab/><text:tab/><text:span text:style-name="T38">274</text:span></text:p>
      <text:p text:style-name="P69">Type<text:tab/><text:tab/><text:tab/><text:tab/><text:tab/><text:span text:style-name="T26">3 </text:span>(Short, unsigned 16bit integer)</text:p>
      <text:p text:style-name="P69">Count<text:tab/><text:tab/><text:tab/><text:tab/><text:tab/>1</text:p>
      <text:p text:style-name="P58">PlanarConfiguration</text:p>
      <text:p text:style-name="P69">Tag identification code<text:tab/><text:tab/><text:span text:style-name="T38">284</text:span></text:p>
      <text:p text:style-name="P69">Type<text:tab/><text:tab/><text:tab/><text:tab/><text:tab/><text:span text:style-name="T26">3 </text:span>(Short, unsigned 16bit integer)</text:p>
      <text:p text:style-name="P69">Count<text:tab/><text:tab/><text:tab/><text:tab/><text:tab/>1</text:p>
      <text:p text:style-name="P58">RowsPerStrip</text:p>
      <text:p text:style-name="P69">Tag identification code<text:tab/><text:tab/><text:span text:style-name="T38">278</text:span></text:p>
      <text:p text:style-name="P69">Type<text:tab/><text:tab/><text:tab/><text:tab/><text:tab/><text:span text:style-name="T26">3 </text:span>(Short, unsigned 16bit integer)</text:p>
      <text:p text:style-name="P69"><text:tab/><text:tab/><text:tab/><text:tab/><text:tab/><text:span text:style-name="T26">4 </text:span>(Long, unsigned 32bit integer) </text:p>
      <text:p text:style-name="P69">Count<text:tab/><text:tab/><text:tab/><text:tab/><text:tab/>1</text:p>
      <text:p text:style-name="P58">StripByteCounts</text:p>
      <text:p text:style-name="P69">Tag identification code<text:tab/><text:tab/><text:span text:style-name="T38">279</text:span></text:p>
      <text:p text:style-name="P69">Type in ClassicTIFF/A<text:tab/><text:tab/><text:span text:style-name="T26">3 </text:span>(Short, unsigned 16bit integer)</text:p>
      <text:p text:style-name="P69"><text:tab/><text:tab/><text:tab/><text:tab/><text:tab/><text:span text:style-name="T26">4 </text:span>(Long, unsigned 32bit integer) </text:p>
      <text:p text:style-name="P69">Additional Type in BigTIFF/A<text:tab/><text:span text:style-name="T26">16 </text:span>(Long8, unsigned 64bit integer)</text:p>
      <text:p text:style-name="P69">Count<text:tab/><text:tab/><text:tab/><text:tab/><text:tab/><text:span text:style-name="T38">StripCount</text:span></text:p>
      <text:p text:style-name="P58">StripOffsets</text:p>
      <text:p text:style-name="P69">Tag identification code<text:tab/><text:tab/><text:span text:style-name="T38">273</text:span></text:p>
      <text:p text:style-name="P69">Type in ClassicTIFF/A<text:tab/><text:tab/><text:span text:style-name="T26">3 </text:span>(Short, unsigned 16bit integer)</text:p>
      <text:p text:style-name="P69"><text:tab/><text:tab/><text:tab/><text:tab/><text:tab/><text:span text:style-name="T26">4 </text:span>(Long, unsigned 32bit integer) </text:p>
      <text:p text:style-name="P69"><text:soft-page-break/>Additional Type in BigTIFF/A<text:tab/><text:span text:style-name="T26">16 </text:span>(Long8, unsigned 64bit integer)</text:p>
      <text:p text:style-name="P69">Count<text:tab/><text:tab/><text:tab/><text:tab/><text:tab/><text:span text:style-name="T38">StripCount</text:span></text:p>
      <text:p text:style-name="P58">TileWidth</text:p>
      <text:p text:style-name="P69">Tag identification code<text:tab/><text:tab/><text:span text:style-name="T38">322</text:span></text:p>
      <text:p text:style-name="P69">Type<text:tab/><text:tab/><text:tab/><text:tab/><text:tab/><text:span text:style-name="T26">3 </text:span>(Short, unsigned 16bit integer)</text:p>
      <text:p text:style-name="P69"><text:tab/><text:tab/><text:tab/><text:tab/><text:tab/><text:span text:style-name="T26">4 </text:span>(Long, unsigned 32bit integer) </text:p>
      <text:p text:style-name="P69">Count<text:tab/><text:tab/><text:tab/><text:tab/><text:tab/>1</text:p>
      <text:p text:style-name="P58">TileLength</text:p>
      <text:p text:style-name="P69">Tag identification code<text:tab/><text:tab/><text:span text:style-name="T38">323</text:span></text:p>
      <text:p text:style-name="P69">Type<text:tab/><text:tab/><text:tab/><text:tab/><text:tab/><text:span text:style-name="T26">3 </text:span>(Short, unsigned 16bit integer)</text:p>
      <text:p text:style-name="P69"><text:tab/><text:tab/><text:tab/><text:tab/><text:tab/><text:span text:style-name="T26">4 </text:span>(Long, unsigned 32bit integer) </text:p>
      <text:p text:style-name="P69">Count<text:tab/><text:tab/><text:tab/><text:tab/><text:tab/>1</text:p>
      <text:p text:style-name="P58">TileByteCounts</text:p>
      <text:p text:style-name="P69">Tag identification code<text:tab/><text:tab/><text:span text:style-name="T38">325</text:span></text:p>
      <text:p text:style-name="P69">Type in ClassicTIFF/A<text:tab/><text:tab/><text:span text:style-name="T26">3 </text:span>(Short, unsigned 16bit integer)</text:p>
      <text:p text:style-name="P69"><text:tab/><text:tab/><text:tab/><text:tab/><text:tab/><text:span text:style-name="T26">4 </text:span>(Long, unsigned 32bit integer) </text:p>
      <text:p text:style-name="P69">Additional Type in BigTIFF/A<text:tab/><text:span text:style-name="T26">16 </text:span>(Long8, unsigned 64bit integer)</text:p>
      <text:p text:style-name="P69">Count<text:tab/><text:tab/><text:tab/><text:tab/><text:tab/><text:span text:style-name="T38">TileCount</text:span></text:p>
      <text:p text:style-name="P58">TileOffsets</text:p>
      <text:p text:style-name="P71">Tag identification code<text:tab/><text:tab/>324</text:p>
      <text:p text:style-name="P69">Type in ClassicTIFF/A<text:tab/><text:tab/><text:span text:style-name="T26">3 </text:span>(Short, unsigned 16bit integer)</text:p>
      <text:p text:style-name="P69"><text:tab/><text:tab/><text:tab/><text:tab/><text:tab/><text:span text:style-name="T26">4 </text:span>(Long, unsigned 32bit integer) </text:p>
      <text:p text:style-name="P69">Additional Type in BigTIFF/A<text:tab/><text:span text:style-name="T26">16 </text:span>(Long8, unsigned 64bit integer)</text:p>
      <text:p text:style-name="P69">Count<text:tab/><text:tab/><text:tab/><text:tab/><text:tab/><text:span text:style-name="T38">TileCount</text:span></text:p>
      <text:p text:style-name="Text_20_body"><text:span text:style-name="T6">A decoder must read the Orientation tag first. This tag is not mandatory, if it's not present the default Orientation value 1 is assumed. If </text:span><text:span text:style-name="T2">it is present, the following are valid values.</text:span></text:p>
      <text:p text:style-name="P6">1 = The 0th row represents the visual top of the image, and the 0th column represents the visual left-hand side.<text:line-break/>2 = The 0th row represents the visual top of the image, and the 0th column represents the visual right-hand side.<text:line-break/>3 = The 0th row represents the visual bottom of the image, and the 0th column represents the visual right-hand side.<text:line-break/>4 = The 0th row represents the visual bottom of the image, and the 0th column represents the visual left-hand side.<text:line-break/>5 = The 0th row represents the visual left-hand side of the image, and the 0th column represents the visual top.<text:line-break/>6 = The 0th row represents the visual right-hand side of the image, and the 0th column represents the visual top.<text:line-break/>7 = The 0th row represents the visual right-hand side of the image, and the 0th column represents the visual bottom.<text:line-break/>8 = The 0th row represents the visual left-hand side of the image, and the 0th column represents the <text:soft-page-break/>visual bottom. </text:p>
      <text:p text:style-name="P23">If the tag is present, but its datatype is not convertible, or its value is not any of the above specified valid values, a decoder may want to emit a warning depending on its desired level of verbosity, and next proceed as if Orientation has the default value 1. In this situation, a TIFF/A compliance checker is required to emit a warning and proceed as if Orientation has the default value 1. A <text:span text:style-name="T40">minimally functional </text:span>TIFF/A auto-corrector is required to emit a warning and remove the Orientation tag, effectively ensuring default value 1.</text:p>
      <text:p text:style-name="P25">Many mainstream TIFF applications do not properly support the Orientation tag. Therefore, encoders are recommended to not use it routinely. For example, if the internal model of a raster image has some non-default orientation in the TIFF context, it's recommended the encoder rotates the internal data when feeding it to the encoder, rather then use the Orientation tag for each and every image written.</text:p>
      <text:p text:style-name="P26">On low-memory devices, or when potentially huge rasters are involved, having a complete buffer and rotating the raster internally may be problematic. In such cases, using the Orientation tag is recommended as the lesser of two evils.</text:p>
      <text:p text:style-name="P26">When rotating a pre-existing TIFF IFD, it is also recommended to use this tag, avoiding the need for reading, decoding, buffering, rotating, encoding, and rewriting the IFD raster data.</text:p>
      <text:p text:style-name="P26">At this point in the decoding process, the decoder has a value for the Orientation tag, which we will henceforth call “Orientation”. From reading the image dimensions at an earlier stage, the decoder also has proper image width and height indications, henceforth called “ImageWidth” and “ImageLength”. <text:span text:style-name="T39">From this information, the width and height of the raster as it is stored can be derived. For reasons that will become apparent below, we will henceforth call this “PlaneWidth” and “PlaneLength”. If Orientation is smaller then 5, PlaneWidth is to equal ImageWidth, and PlaneLength is to equal ImageLength. If Orientation is 5 or is greater then 5, PlaneWidth is to equal ImageLength, and PlaneLength is to equal ImageWidth.</text:span></text:p>
      <text:p text:style-name="P28">Next up, the decoder needs to read the PlanarConfiguration tag. This tag is not mandatory, if it is not present the default value 1 is assumed. If it is present, the following are valid values.</text:p>
      <text:p text:style-name="P28">1 = Chunky</text:p>
      <text:p text:style-name="P28">2 = Planar</text:p>
      <text:p text:style-name="P24">If the tag is present, but its datatype is not convertible, or its value is not any of the above specified valid values, a decoder may want to emit a warning depending on its desired level of verbosity, and next proceed as if <text:span text:style-name="T40">PlanarConfiguration</text:span> has the default value 1. In this situation, a TIFF/A compliance checker is required to emit a warning and proceed as if <text:span text:style-name="T40">PlanarConfiguration</text:span> has the default value 1. A <text:span text:style-name="T40">minimally functional </text:span>TIFF/A auto-corrector is required to emit a warning and remove the <text:span text:style-name="T40">PlanarConfiguration</text:span> tag, effectively ensuring default value 1.</text:p>
      <text:p text:style-name="P28">A PlanarConfiguration value of 1 (Chunky, the default value), indicates that sample date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R value<text:span text:style-name="T41">s</text:span> for all pixels, <text:span text:style-name="T41">the G values for all pixels for all pixels are stored, etc.</text:span></text:p>
      <text:p text:style-name="P29">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42">But, again, on encoding low-memory devices, or when streaming potentially huge rasters, the inability to buffer means the availability of data rather then decoder considerations will dictate </text:span><text:soft-page-break/><text:span text:style-name="T42">raster organization choices.</text:span></text:p>
      <text:p text:style-name="P28">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43">to </text:span>BitsPerSample.</text:p>
      <text:p text:style-name="P30">Next up, the decoder should try and determine whether the IFD is striped or tiled. Both schemes divide raster data into more manageable chunks. </text:p>
      <text:p text:style-name="P30">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4">t</text:span> most RowsPerStrip.</text:p>
      <text:p text:style-name="P30">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4">so as to fit the plane raster dimensions.</text:span></text:p>
      <text:p text:style-name="P40">If an IFD is organized in strips, the StripByteCounts and StripOffsets tags are mandatory. They encode, respectively, the compressed size and offsets of each individual strip data block. The RowsPerStrip tag is not mandatory. If it's not present, or its value equals or exceed the PlaneLength, the plane is encoding as a single strip. No tile tags (TileWidth, TileLength, TileByteCounts, TileOffsets) should be present in the IFD.</text:p>
      <text:p text:style-name="P40">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55">TIFF requires TileWidth to be a multiple of 16, and while an encoder certainly should live up to that requirement, a decoder should be prepared to deal with any TileWidth value. No strip tags (RowsPerStrip, StripByteCounts, StripOffsets) should be present in the IFD.</text:span></text:p>
      <text:p text:style-name="P41">If a decoder sees the StripByteCounts or StripOffsets tag, it is to assume<text:span text:style-name="T56">d</text:span> the IFD is strip organized. It should next check that both StripByteCounts and StripOffsets are present, and that none of TileWidth, TileLength, TileByteCounts, or TileOffsets is present. If that check fails, this is an IFD-image error. </text:p>
      <text:p text:style-name="P42">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42">If a decoder does not see StripByteCounts nor StripOffsets, it is assumed the IFD is tile organized. It should next check that the TileWidth, TileLength, TileByteCounts and TileOffsets tags are <text:soft-page-break/>present, and that none of RowsPerStrip, StripByteCounts and StripOffsets tags are present. If that check fails, this is an IFD-image error.</text:p>
      <text:p text:style-name="P42">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43">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43">If the value count of either the tag pointed to by StrileByteCounts or the tag pointed to by StrileOffsets does not equal StrileCount, this is an IFD-image error.</text:p>
      <text:p text:style-name="P43">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44">Whenever the decoder is required to flag an IFD-image error, in the above scheme, the compliance 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31">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ensure that required IO or uncompressed data buffers never exceed a single column of tiles. <text:span text:style-name="T45">TIFF codecs can also support partial access to rasters, with minimal overhead in one or both dimensions, given an IFD is configured to make proper use of strips or tiles respectively.</text:span></text:p>
      <text:p text:style-name="P31">As hardware capabilities have grown over the last couple of decades, <text:span text:style-name="T45">so have </text:span>the minimum dimension<text:span text:style-name="T45">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32">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text:soft-page-break/>strip. We thus feel it is important to redefine the recommendation. The present- and future-proof most important reason<text:span text:style-name="T51">s</text:span> to divide plane rasters in strips or tiles is <text:span text:style-name="T51">good decoding access to partial rasters, </text:span>memory management, <text:span text:style-name="T51">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46">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33"><text:span text:style-name="T46">Thus, w</text:span>e recommend <text:span text:style-name="T46">a </text:span>size threshold to be loosely <text:span text:style-name="T46">equal to about half the number of pixels in the </text:span>average, lower to middle-end <text:span text:style-name="T49">consumer </text:span>display. At the time of writing, <text:span text:style-name="T46">the pixel dimensions of such a </text:span>display is probably about 1920<text:span text:style-name="T46">x1</text:span>080, so the current threshold recommendation is somewhere in the range of <text:span text:style-name="T46">1.0 </text:span>megabyte. Divide this number by the number of bytes per pixel in a single plane, so as to convert from a memory size target, to a pixel count target. Next, take the square root, <text:span text:style-name="T47">and round up to the nearest integer, </text:span>so as to convert <text:span text:style-name="T46">to </text:span>a tile width or height target.</text:p>
      <text:p text:style-name="P34">If the resulting number <text:span text:style-name="T48">equals or </text:span>exceeds the image width, use it as a height and divide in strips. If not, we recommend using tiles instead. However, as a division in tiles involves padding as well as, likely, additional memory copies in encoding and decoding both, we recommend some extra care in choosing tile dimensions. <text:span text:style-name="T47">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span></text:p>
      <text:p text:style-name="P35">For example, suppose we fix the size threshold recommendation at 1.0 megabyte, and aim to encode a 5426x10528 8 bits per channel sRGB image in a single plane.</text:p>
      <text:list xml:id="list1356130749994478558" text:style-name="L10">
        <text:list-item>
          <text:p text:style-name="P150">Size threshold 1.0 mega = 1048576</text:p>
        </text:list-item>
        <text:list-item>
          <text:p text:style-name="P150">The number of bytes per pixel in a single plane is 3. Dividing by 3 yields a pixel count target of 349525.3.</text:p>
        </text:list-item>
        <text:list-item>
          <text:p text:style-name="P150">Taking the square root and rounding up to the nearest integer, yields a tile width or height target of 592.</text:p>
        </text:list-item>
        <text:list-item>
          <text:p text:style-name="P150">592 is smaller then the image width of 5426, so we will be tiling.</text:p>
        </text:list-item>
        <text:list-item>
          <text:p text:style-name="P150">Dividing the image width 5426 by 592 and rounding up to the nearest integer, yields a horizontal tile count of 10.</text:p>
        </text:list-item>
        <text:list-item>
          <text:p text:style-name="P150">Dividing the image width 5426 by 10 and rounding up to the nearest integer, yields an improved padding minimizing tile width of 543.</text:p>
        </text:list-item>
        <text:list-item>
          <text:p text:style-name="P172"><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173"><text:span text:style-name="T2">Dividing size threshold </text:span><text:span text:style-name="T7">1048576, </text:span><text:span text:style-name="T2">by the number of byte per tile line 544*3, and rounding up to the nearest integer, yields a tile height of 643.</text:span></text:p>
        </text:list-item>
        <text:list-item>
          <text:p text:style-name="P151"><text:soft-page-break/>Dividing the image height 10528 by 643 and rounding up to the nearest integer, yields a vertical tile count of 17.</text:p>
        </text:list-item>
        <text:list-item>
          <text:p text:style-name="P151">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49">which </text:span>is indeed pretty close to our original size target <text:span text:style-name="T49">even if we do expect some deviation here as a consequence of minimizing the padding requirement</text:span>.)</text:p>
        </text:list-item>
      </text:list>
      <text:p text:style-name="P36">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50">to </text:span>support any strip and tile dimensions. It is permissible for a decoder to emit a non-fatal warning when TileWidth is not a multiple of 16, but support for these values is required.</text:p>
      <text:p text:style-name="P37">A TIFF/A compliance checker or <text:span text:style-name="T52">a minimally functional </text:span>auto-corrector are required to emit a warning when TileWidth is not a multiple of 16. This warning must clearly state that TileWidth does not comply with TIFF/A. The auto-corrector must support rewriting the IFD <text:span text:style-name="T51">with a correct choice for TileWidth.</text:span></text:p>
      <text:p text:style-name="P38">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8">The recommended algorithm for detecting “clearly very different from above recommendation”, is the following.</text:p>
      <text:list xml:id="list84447784993790197" text:style-name="L11">
        <text:list-item>
          <text:p text:style-name="P152">If the IFD uses strips, set MinSize to equal <text:span text:style-name="T57">the maximum of </text:span>RowsPerStrip <text:span text:style-name="T57">and PlaneLength</text:span>, <text:span text:style-name="T57">next set </text:span>MaxSize to equal the maximum of <text:span text:style-name="T57">MinSize and PlaneWidth</text:span>. If the IFD uses tiles, set MinSize to equal the minimum of TileWidth and TileLength, and MaxSize to equal the maximum of TileWidth and TileLength.</text:p>
        </text:list-item>
        <text:list-item>
          <text:p text:style-name="P152">Calculate the first approximation of recommended tile width or height, as specified above, by dividing the starting point size recommendation by the number of bytes per pixel in a single plane, taking the square root of the result, and rounding up to the nearest integer. <text:span text:style-name="T53">We'll call this “RecSize” henceforth.</text:span></text:p>
        </text:list-item>
        <text:list-item>
          <text:p text:style-name="P152">If MinSize*<text:span text:style-name="T58">3</text:span> is less then <text:span text:style-name="T53">RecSize, or RecSize*3 is less then MaxSize, this constitutes “clearly very different”.</text:span></text:p>
        </text:list-item>
      </text:list>
      <text:p text:style-name="P39">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54">deemed</text:span> valid TIFF/A today, be flagged invalid tomorrow, or the other way around. This <text:span text:style-name="T54">issue concerns</text:span> optimal and suboptimal, not valid and invalid.</text:p>
      <text:h text:style-name="Heading_20_2" text:outline-level="2">4.4 Compression</text:h>
      <text:p text:style-name="P59">Compression</text:p>
      <text:p text:style-name="P70"><text:soft-page-break/>Tag identification code<text:tab/><text:tab/><text:span text:style-name="T59">259</text:span></text:p>
      <text:p text:style-name="P70">Type<text:tab/><text:tab/><text:tab/><text:tab/><text:tab/><text:span text:style-name="T26">3 </text:span>(Short, unsigned 16bit integer)</text:p>
      <text:p text:style-name="P70">Count<text:tab/><text:tab/><text:tab/><text:tab/><text:tab/>1</text:p>
      <text:p text:style-name="P59">Predictor</text:p>
      <text:p text:style-name="P70">Tag identification code<text:tab/><text:tab/><text:span text:style-name="T59">317</text:span></text:p>
      <text:p text:style-name="P70">Type<text:tab/><text:tab/><text:tab/><text:tab/><text:tab/><text:span text:style-name="T26">3 </text:span>(Short, unsigned 16bit integer)</text:p>
      <text:p text:style-name="P70">Count<text:tab/><text:tab/><text:tab/><text:tab/><text:tab/>1</text:p>
      <text:p text:style-name="P88">TIFF supports a vast array of compression options. TIFF/A, in the interest of interoperability, simplicity, licensing and patent issues, as well as for ensuring the subset is future-proof, limits the compression options to uncompressed or flate compressed.</text:p>
      <text:p text:style-name="P89">That limits the valid values for the Compression tag to...</text:p>
      <text:p text:style-name="P89">1 = No compression</text:p>
      <text:p text:style-name="P89">8 = Flate compression</text:p>
      <text:p text:style-name="P89">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89">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97">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91">In principle, the Predictor scheme is unrelated to the Compression scheme. In TIFF and TIFF/A, valid values for the Predictor tag are...</text:p>
      <text:p text:style-name="P89">1 = No prediction</text:p>
      <text:p text:style-name="P89">2 = Horizontal prediction</text:p>
      <text:p text:style-name="P92">Adobe built a specification supplement defining a third value, specifically <text:span text:style-name="T61">concerning </text:span>prediction for floating point data, but <text:span text:style-name="T61">to this date </text:span>it <text:span text:style-name="T61">did not </text:span>g<text:span text:style-name="T61">e</text:span>t published. <text:span text:style-name="T61">For this reason, </text:span>it's not included in TIFF/A, <text:span text:style-name="T61">e</text:span>ven though it's undeniably useful.</text:p>
      <text:p text:style-name="P89">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93">Horizontal prediction is only defined in combination with integer raster pixel data, i.e. when SampleFormat is <text:span text:style-name="T62">1 </text:span>(<text:span text:style-name="T62">unsigned integer data</text:span>). For more information on SampleFormat, see section 4.2 (Image colorspace). If Prediction is combined with any different SampleFormat, a TIFF/A decoder is required to emit an IFD-image error.</text:p>
      <text:p text:style-name="P90">A TIFF/A compliance checker should emit <text:span text:style-name="T60">a warning or </text:span>an IFD-image error under the same conditions <text:span text:style-name="T61">the decoder should</text:span>. The minimum requirement for a TIFF/A auto-corrector, is the same, <text:soft-page-break/><text:span text:style-name="T60">though the warning should be accompanied by an auto-correction action of removing the Predictor tag, therefore resetting Prediction to its default value.</text:span> A more functional TIFF/A auto-corrector is allowed to support automatic conversion from different <text:span text:style-name="T60">prediction </text:span>schemes and rewrite the IFD to point to either <text:span text:style-name="T60">unpredicted or horizontally predicted</text:span> raster data<text:span text:style-name="T60">.</text:span></text:p>
      <text:p text:style-name="P94">Inside the encoder, horizontal prediction, if any, is applied to the image data before compression. Its aim is to reduce the amount of information encoded in each pixel, by subtracting the horizontally preceding pixel likely resembling it. The first <text:span text:style-name="T63">pixel </text:span>on every line in a “strile”, remains unchanged. <text:span text:style-name="T63">In a strile encoding a single channel, this operation can be visualized as follows.</text:span></text:p>
      <text:p text:style-name="P95">Before applying prediction in the encoder:</text:p>
      <text:p text:style-name="P95"><text:tab/>R0<text:tab/><text:tab/>R1<text:tab/><text:tab/>R2<text:tab/><text:tab/>R3<text:tab/><text:tab/>R4<text:tab/><text:tab/>...</text:p>
      <text:p text:style-name="P95">After applying prediction, before applying compression</text:p>
      <text:p text:style-name="P95"><text:tab/>R0<text:tab/><text:tab/>R1-R0<text:tab/><text:tab/>R2-R1<text:tab/><text:tab/>R3-R2<text:tab/><text:tab/>R4-R3<text:tab/><text:tab/>...</text:p>
      <text:p text:style-name="P95">Note that the operation applies to pixels, meaning, if the plane contains multiple channels, the value that is subtracted from each channel value, is to be taken from the same channel in the previous pixel.</text:p>
      <text:p text:style-name="P95">Before applying prediction in the encoder:</text:p>
      <text:p text:style-name="P95"><text:tab/>R0<text:tab/><text:tab/>G0<text:tab/><text:tab/>B0<text:tab/><text:tab/>R1<text:tab/><text:tab/>G1<text:tab/><text:tab/>…</text:p>
      <text:p text:style-name="P95">After applying prediction, before applying compression</text:p>
      <text:p text:style-name="P95"><text:tab/>R0<text:tab/><text:tab/>G0<text:tab/><text:tab/>B0<text:tab/><text:tab/>R1-R0<text:tab/><text:tab/>G1-G0<text:tab/><text:tab/>…</text:p>
      <text:p text:style-name="P95">Conversely, in the decoder, removal of horizontal prediction, if any, is to be applied after decompression.</text:p>
      <text:p text:style-name="P95">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64">correct </text:span>sense. <text:span text:style-name="T64">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96">Conversely, in the decoder, if byteswapping is necessary (when channel data is multiple bytes in size and file byte order differs from native machine byte order), the byteswapping stage is to be positioned in between decompression and deprediction stages.</text:p>
      <text:p text:style-name="P97">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97">Therefore, a TIFF/A compliance checker is required to emit a warning when either of these two useless combinations is detected. It should be made clear to the user that the combination is valid, though, even if it is useless. A TIFF/A auto-converter is required to do the same. A TIFF/A converter that adds functionality beyond the minimum that is required, can offer support for rewriting the IFD to a more useful combination, but this should remain subject to user approval.</text:p>
      <text:p text:style-name="P97">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text:soft-page-break/>designer may be tempted to implement each path <text:span text:style-name="T65">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98">That may not be all that is required. It may be deemed useful or maybe even necessary for the codec to support PlanarConfiguration conversions, <text:span text:style-name="T66">for the same reasons</text:span>. It's easy to end up with a multiple of said 64 combinations. <text:span text:style-name="T66">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99">Of course, one could opt to apply this principle of implementing independent codec paths to several parts of the way, <text:span text:style-name="T66">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67">s</text:span> of <text:span text:style-name="T67">existing </text:span>routines using newer generations of SIMD optimization, or whatever. The design can very feasibly grow to support the full TIFF pipeline one day, <text:span text:style-name="T68">or even go beyond that and add proprietary functionality in closed systems</text:span>.</text:p>
      <text:p text:style-name="P100">TIFF, at its core, should always be regarded as a multiplication of individual features, never as an enumeration of particular feature combinations.</text:p>
      <text:p text:style-name="P101">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8">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text:span><text:soft-page-break/><text:span text:style-name="T68">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6287754313149765551" text:style-name="L12">
        <text:list-item>
          <text:list>
            <text:list-item>
              <text:p text:style-name="P153">SubIFDs</text:p>
            </text:list-item>
          </text:list>
        </text:list-item>
      </text:list>
      <text:p text:style-name="P21">ddd</text:p>
      <text:h text:style-name="Heading_20_2" text:outline-level="2">4.6 Optional additional information</text:h>
      <text:list xml:id="list220108036174488" text:continue-numbering="true" text:style-name="L12">
        <text:list-item>
          <text:list>
            <text:list-item>
              <text:p text:style-name="P153">ImageDescription</text:p>
            </text:list-item>
            <text:list-item>
              <text:p text:style-name="P153">Make and Model</text:p>
            </text:list-item>
            <text:list-item>
              <text:p text:style-name="P153">Software</text:p>
            </text:list-item>
            <text:list-item>
              <text:p text:style-name="P153">DateTime</text:p>
            </text:list-item>
            <text:list-item>
              <text:p text:style-name="P153">Artist</text:p>
            </text:list-item>
            <text:list-item>
              <text:p text:style-name="P153">Copyright</text:p>
            </text:list-item>
            <text:list-item>
              <text:p text:style-name="P153">DocumentName, PageName and PageNumber</text:p>
            </text:list-item>
          </text:list>
        </text:list-item>
      </text:list>
      <text:p text:style-name="P21">ddd</text:p>
      <text:h text:style-name="Heading_20_2" text:outline-level="2">4.7 Private tags, treatment of other tags</text:h>
      <text:p text:style-name="P60">Ddd</text:p>
      <text:p text:style-name="P60"/>
      <text:h text:style-name="P118" text:outline-level="1"><text:bookmark text:name="999_a_tiff_6_0"/>Appendix <text:span text:style-name="T72">A</text:span>: Differences between TIFF 6.0 and <text:span text:style-name="T1">TIFF/A</text:span></text:h>
      <text:p text:style-name="P20">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22">ddd</text:p>
      <text:h text:style-name="P118" text:outline-level="1"><text:bookmark text:name="999_b_tiff_it"/>Appendix <text:span text:style-name="T72">B</text:span>: Differences between TIFF/<text:span text:style-name="T73">IT</text:span> and <text:span text:style-name="T1">TIFF/A</text:span></text:h>
      <text:p text:style-name="P20">One significant difference in approach between said specifications, is the fact that TIFF/<text:span text:style-name="T73">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22">ddd</text:p>
      <text:h text:style-name="P118" text:outline-level="1"><text:bookmark text:name="999_c_tiff_ep"/>Appendix C: Differences between TIFF/<text:span text:style-name="T73">EP</text:span> and <text:span text:style-name="T1">TIFF/A</text:span></text:h>
      <text:p text:style-name="P20">One significant difference in approach between said specifications, is the fact that TIFF/<text:span text:style-name="T73">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22">ddd</text:p>
      <text:h text:style-name="P112" text:outline-level="1"/>
      <text:h text:style-name="P119" text:outline-level="1"><text:bookmark text:name="999_d_preforma_evaluation"/>Appendix <text:span text:style-name="T72">D</text:span>: <text:span text:style-name="T72">Choices</text:span> that require <text:span text:style-name="T72">Preforma </text:span>evaluation</text:h>
      <text:list xml:id="list4909148534446644775" text:style-name="L13">
        <text:list-item>
          <text:p text:style-name="P144">BigTIFF support <text:span text:style-name="T20">is included in this TIFF/A specification. Should it be? See section 1 (TIFF/A file header)</text:span></text:p>
        </text:list-item>
        <text:list-item>
          <text:p text:style-name="P145">A predictable scheme for SubIFDs is included in this TIFF/A specification, as a firm recommendation. Should it be included? Should it be a requirement instead? See section 3.2 (The TIFF/A IFD tree).</text:p>
        </text:list-item>
        <text:list-item>
          <text:p text:style-name="P146">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148">This TIFF/A specification allows for additional image channel<text:span text:style-name="T36">s</text:span> that specif<text:span text:style-name="T36">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36">See section 4.2 (Image colorspace).</text:span></text:p>
        </text:list-item>
        <text:list-item>
          <text:p text:style-name="P147">This TIFF/A specification allows 32bit and 64bit floating point sRGB data. <text:span text:style-name="T32">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149">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58">s</text:span> 4.2 (Image colorspace), <text:span text:style-name="T58">4.3 (Raster organization), 4.4 (Compression), ddd</text:span>.</text:p>
        </text:list-item>
        <text:list-item>
          <text:p text:style-name="P149">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11M57S</meta:editing-duration>
    <meta:editing-cycles>53</meta:editing-cycles>
    <meta:generator>LibreOffice/4.3.5.2$Windows_x86 LibreOffice_project/3a87456aaa6a95c63eea1c1b3201acedf0751bd5</meta:generator>
    <dc:date>2015-02-12T22:01:07.724000000</dc:date>
    <dc:creator>Joris Van Damme</dc:creator>
    <meta:document-statistic meta:table-count="8" meta:image-count="0" meta:object-count="0" meta:page-count="41" meta:paragraph-count="617" meta:word-count="19219" meta:character-count="115938" meta:non-whitespace-character-count="97103"/>
    <meta:user-defined meta:name="Info 1"/>
    <meta:user-defined meta:name="Info 2"/>
    <meta:user-defined meta:name="Info 3"/>
    <meta:user-defined meta:name="Info 4"/>
  </office:meta>
</office:document-meta>
</file>